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6.09pt"/>
    </style:style>
    <style:style style:name="co2" style:family="table-column">
      <style:table-column-properties fo:break-before="auto" style:column-width="118.8pt"/>
    </style:style>
    <style:style style:name="co3" style:family="table-column">
      <style:table-column-properties fo:break-before="auto" style:column-width="87.7pt"/>
    </style:style>
    <style:style style:name="co4" style:family="table-column">
      <style:table-column-properties fo:break-before="auto" style:column-width="111.06pt"/>
    </style:style>
    <style:style style:name="co5" style:family="table-column">
      <style:table-column-properties fo:break-before="auto" style:column-width="72.85pt"/>
    </style:style>
    <style:style style:name="co6" style:family="table-column">
      <style:table-column-properties fo:break-before="auto" style:column-width="90.51pt"/>
    </style:style>
    <style:style style:name="co7" style:family="table-column">
      <style:table-column-properties fo:break-before="auto" style:column-width="93.3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4.95pt"/>
    </style:style>
    <style:style style:name="co10" style:family="table-column">
      <style:table-column-properties fo:break-before="auto" style:column-width="91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24"/>
    <style:style style:name="ce4" style:family="table-cell" style:parent-style-name="Default" style:data-style-name="N124">
      <style:text-properties style:text-underline-style="none"/>
    </style:style>
    <style:style style:name="ce5" style:family="table-cell" style:parent-style-name="Default" style:data-style-name="N124"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24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7" style:family="table-cell" style:parent-style-name="Default" style:data-style-name="N125">
      <style:text-properties fo:font-style="italic" style:font-style-asian="italic" style:font-style-complex="italic"/>
    </style:style>
    <style:style style:name="ce8" style:family="table-cell" style:parent-style-name="Default" style:data-style-name="N3">
      <style:text-properties fo:font-style="italic" style:font-style-asian="italic" style:font-style-complex="italic"/>
    </style:style>
    <style:style style:name="ce9" style:family="table-cell" style:parent-style-name="Default" style:data-style-name="N125">
      <style:map style:condition="cell-content()&lt;=0" style:apply-style-name="DANGER" style:base-cell-address="Calculator.B21"/>
    </style:style>
    <style:style style:name="ce10" style:family="table-cell" style:parent-style-name="Default" style:data-style-name="N125">
      <style:text-properties style:text-underline-style="none"/>
      <style:map style:condition="cell-content()&lt;=0" style:apply-style-name="DANGER" style:base-cell-address="Calculator.B21"/>
    </style:style>
    <style:style style:name="ce11" style:family="table-cell" style:parent-style-name="Default" style:data-style-name="N125">
      <style:text-properties style:text-underline-style="solid" style:text-underline-width="auto" style:text-underline-color="font-color"/>
      <style:map style:condition="cell-content()&lt;=0" style:apply-style-name="DANGER" style:base-cell-address="Calculator.B34"/>
    </style:style>
    <style:style style:name="ce12" style:family="table-cell" style:parent-style-name="Default" style:data-style-name="N125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  <style:map style:condition="cell-content()&lt;=0" style:apply-style-name="DANGER" style:base-cell-address="Calculator.B21"/>
    </style:style>
    <style:style style:name="ce13" style:family="table-cell" style:parent-style-name="Default" style:data-style-name="N4"/>
    <style:style style:name="ce14" style:family="table-cell" style:parent-style-name="Default" style:data-style-name="N125"/>
    <style:style style:name="ce15" style:family="table-cell" style:parent-style-name="Default" style:data-style-name="N1"/>
    <style:style style:name="ce16" style:family="table-cell" style:parent-style-name="Default" style:data-style-name="N3">
      <style:map style:condition="cell-content()&gt;=[.$B$6]" style:apply-style-name="DANGER" style:base-cell-address="Calculator.C21"/>
      <style:map style:condition="cell-content()&lt;=0" style:apply-style-name="DANGER" style:base-cell-address="Calculator.C21"/>
    </style:style>
    <style:style style:name="ce17" style:family="table-cell" style:parent-style-name="Default" style:data-style-name="N3">
      <style:text-properties style:text-underline-style="none"/>
      <style:map style:condition="cell-content()&gt;=[.$B$6]" style:apply-style-name="DANGER" style:base-cell-address="Calculator.C21"/>
      <style:map style:condition="cell-content()&lt;=0" style:apply-style-name="DANGER" style:base-cell-address="Calculator.C21"/>
    </style:style>
    <style:style style:name="ce18" style:family="table-cell" style:parent-style-name="Default" style:data-style-name="N3">
      <style:text-properties style:text-underline-style="solid" style:text-underline-width="auto" style:text-underline-color="font-color"/>
      <style:map style:condition="cell-content()&gt;=[.$B$6]" style:apply-style-name="DANGER" style:base-cell-address="Calculator.C34"/>
      <style:map style:condition="cell-content()&lt;=0" style:apply-style-name="DANGER" style:base-cell-address="Calculator.C34"/>
    </style:style>
    <style:style style:name="ce19" style:family="table-cell" style:parent-style-name="Default" style:data-style-name="N3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  <style:map style:condition="cell-content()&gt;=[.$B$6]" style:apply-style-name="DANGER" style:base-cell-address="Calculator.C21"/>
      <style:map style:condition="cell-content()&lt;=0" style:apply-style-name="DANGER" style:base-cell-address="Calculator.C21"/>
    </style:style>
    <style:style style:name="ce20" style:family="table-cell" style:parent-style-name="Default" style:data-style-name="N3"/>
    <style:style style:name="ce21" style:family="table-cell" style:parent-style-name="Default" style:data-style-name="N3">
      <style:map style:condition="cell-content()&lt;=[.$B$5]" style:apply-style-name="DANGER" style:base-cell-address="Calculator.D21"/>
    </style:style>
    <style:style style:name="ce22" style:family="table-cell" style:parent-style-name="Default" style:data-style-name="N3">
      <style:text-properties style:text-underline-style="none"/>
      <style:map style:condition="cell-content()&lt;=[.$B$5]" style:apply-style-name="DANGER" style:base-cell-address="Calculator.D21"/>
    </style:style>
    <style:style style:name="ce23" style:family="table-cell" style:parent-style-name="Default" style:data-style-name="N3">
      <style:text-properties style:text-underline-style="solid" style:text-underline-width="auto" style:text-underline-color="font-color"/>
      <style:map style:condition="cell-content()&lt;=[.$B$5]" style:apply-style-name="DANGER" style:base-cell-address="Calculator.D34"/>
    </style:style>
    <style:style style:name="ce24" style:family="table-cell" style:parent-style-name="Default" style:data-style-name="N3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  <style:map style:condition="cell-content()&lt;=[.$B$5]" style:apply-style-name="DANGER" style:base-cell-address="Calculator.D21"/>
    </style:style>
    <style:style style:name="ce25" style:family="table-cell" style:parent-style-name="Default" style:data-style-name="N3">
      <style:text-properties fo:font-style="normal" style:font-style-asian="normal" style:font-style-complex="normal"/>
    </style:style>
    <style:style style:name="ce26" style:family="table-cell" style:parent-style-name="Default" style:data-style-name="N4"/>
    <style:style style:name="ce27" style:family="table-cell" style:parent-style-name="Default" style:data-style-name="N4">
      <style:text-properties style:text-underline-style="none"/>
    </style:style>
    <style:style style:name="ce2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29" style:family="table-cell" style:parent-style-name="Default" style:data-style-name="N4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0" style:family="table-cell" style:parent-style-name="Default" style:data-style-name="N4"/>
    <style:style style:name="ce31" style:family="table-cell" style:parent-style-name="Default" style:data-style-name="N4">
      <style:text-properties style:text-underline-style="none"/>
    </style:style>
    <style:style style:name="ce32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33" style:family="table-cell" style:parent-style-name="Default" style:data-style-name="N4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2"/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Materials.$A$2:.$A$65002])" table:allow-empty-cell="true" table:display-list="unsorted" table:base-cell-address="Calculator.B29">
          <table:error-message table:message-type="stop" table:display="true"/>
        </table:content-validation>
        <table:content-validation table:name="val2" table:condition="of:cell-content-is-in-list([$Cartridges.$A$2:.$A$65000])" table:allow-empty-cell="true" table:display-list="unsorted" table:base-cell-address="Calculator.B30">
          <table:error-message table:message-type="stop" table:display="true"/>
        </table:content-validation>
      </table:content-validations>
      <table:table table:name="Calculator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Default" table:content-validation-name="val1" office:value-type="string" calcext:value-type="string">
            <text:p>4130 (Normalized)</text:p>
          </table:table-cell>
          <table:table-cell office:value-type="string" calcext:value-type="string">
            <text:p>← Changeme</text:p>
          </table:table-cell>
          <table:table-cell/>
          <table:table-cell office:value-type="string" calcext:value-type="string" table:number-columns-spanned="3" table:number-rows-spanned="1">
            <text:p>Hoop Stress = (Pressure x Outside Dia)/(2 x Wall)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Cartridge</text:p>
          </table:table-cell>
          <table:table-cell table:style-name="Default" table:content-validation-name="val2" office:value-type="string" calcext:value-type="string">
            <text:p>38mm</text:p>
          </table:table-cell>
          <table:table-cell office:value-type="string" calcext:value-type="string">
            <text:p>← Changeme</text:p>
          </table:table-cell>
          <table:table-cell/>
          <table:table-cell table:style-name="ce20" office:value-type="string" calcext:value-type="string" table:number-columns-spanned="3" table:number-rows-spanned="1">
            <text:p>Working Pressure = ( 2 * Yield * Wall) / Outside Dia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2" office:value-type="string" calcext:value-type="string">
            <text:p>Cartridge Base Diameter (Inches)</text:p>
          </table:table-cell>
          <table:table-cell table:style-name="ce7" table:formula="of:=VLOOKUP([.$B$2]; [$Cartridges.$A$2:.$C$65000]; 3; 0)" office:value-type="float" office:value="1.49606299212598" calcext:value-type="float">
            <text:p>1.4961</text:p>
          </table:table-cell>
          <table:table-cell table:number-columns-repeated="2"/>
          <table:table-cell office:value-type="string" calcext:value-type="string">
            <text:p>PSI = MPa * 145.03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ak Pressure (PSI)</text:p>
          </table:table-cell>
          <table:table-cell table:style-name="ce8" table:formula="of:=VLOOKUP([.$B$2]; [$Cartridges.$A$2:.$C$65000]; 2; 0)" office:value-type="float" office:value="3000" calcext:value-type="float">
            <text:p>3,000</text:p>
          </table:table-cell>
          <table:table-cell table:number-columns-repeated="2"/>
          <table:table-cell office:value-type="string" calcext:value-type="string">
            <text:p>MPa = PSI / 145.03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ield Strength (PSI)</text:p>
          </table:table-cell>
          <table:table-cell table:style-name="ce8" table:formula="of:=VLOOKUP([.$B$1]; [$Materials.$A$2:.$C$65001]; 2)" office:value-type="float" office:value="116113" calcext:value-type="float">
            <text:p>116,1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ltimate Tensile Strength (PSI)</text:p>
          </table:table-cell>
          <table:table-cell table:style-name="ce8" table:formula="of:=VLOOKUP([.$B$1]; [$Materials.$A$2:.$C$65001]; 3)" office:value-type="float" office:value="122587" calcext:value-type="float">
            <text:p>122,587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8"/>
          <table:table-cell table:number-columns-repeated="3"/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MPa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" office:value-type="string" calcext:value-type="string">
            <text:p>PSI to MPa</text:p>
          </table:table-cell>
          <table:table-cell table:style-name="ce25" office:value-type="float" office:value="1" calcext:value-type="float">
            <text:p>1</text:p>
          </table:table-cell>
          <table:table-cell table:style-name="ce3" table:formula="of:=[.F9]/105.0377" office:value-type="float" office:value="0.00952039124999881" calcext:value-type="float">
            <text:p>0.010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8"/>
          <table:table-cell table:number-columns-repeated="1022"/>
        </table:table-row>
        <table:table-row table:style-name="ro1">
          <table:table-cell table:style-name="ce2"/>
          <table:table-cell table:style-name="ce8"/>
          <table:table-cell table:number-columns-repeated="3"/>
          <table:table-cell table:style-name="ce1" office:value-type="string" calcext:value-type="string">
            <text:p>MPa</text:p>
          </table:table-cell>
          <table:table-cell table:style-name="ce1" office:value-type="string" calcext:value-type="string">
            <text:p>PSI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" office:value-type="string" calcext:value-type="string">
            <text:p>MPa to PSI</text:p>
          </table:table-cell>
          <table:table-cell office:value-type="float" office:value="660" calcext:value-type="float">
            <text:p>660</text:p>
          </table:table-cell>
          <table:table-cell table:style-name="ce20" table:formula="of:=145.0377*[.F12]" office:value-type="float" office:value="95724.882" calcext:value-type="float">
            <text:p>95,725</text:p>
          </table:table-cell>
          <table:table-cell table:number-columns-repeated="1017"/>
        </table:table-row>
        <table:table-row table:style-name="ro1" table:number-rows-repeated="3">
          <table:table-cell table:style-name="ce2"/>
          <table:table-cell table:style-name="ce8"/>
          <table:table-cell table:number-columns-repeated="1022"/>
        </table:table-row>
        <table:table-row table:style-name="ro1">
          <table:table-cell table:style-name="ce2"/>
          <table:table-cell table:style-name="ce8"/>
          <table:table-cell table:number-columns-repeated="2"/>
          <table:table-cell office:value-type="string" calcext:value-type="string">
            <text:p>Bullet RPM = MV X 720/Twist Rate (in inches)</text:p>
          </table:table-cell>
          <table:table-cell table:number-columns-repeated="1019"/>
        </table:table-row>
        <table:table-row table:style-name="ro1" table:number-rows-repeated="2">
          <table:table-cell table:style-name="ce2"/>
          <table:table-cell table:style-name="ce8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Outside Diameter (in)</text:p>
          </table:table-cell>
          <table:table-cell table:style-name="Default" office:value-type="string" calcext:value-type="string">
            <text:p>Wall (in)</text:p>
          </table:table-cell>
          <table:table-cell office:value-type="string" calcext:value-type="string">
            <text:p>Hoop Stress</text:p>
          </table:table-cell>
          <table:table-cell office:value-type="string" calcext:value-type="string">
            <text:p>Yield Pressure</text:p>
          </table:table-cell>
          <table:table-cell office:value-type="string" calcext:value-type="string">
            <text:p>Burst Pressure</text:p>
          </table:table-cell>
          <table:table-cell office:value-type="string" calcext:value-type="string">
            <text:p>Yield Safety Factor</text:p>
          </table:table-cell>
          <table:table-cell office:value-type="string" calcext:value-type="string">
            <text:p>Burst Safety Factor</text:p>
          </table:table-cell>
          <table:table-cell table:number-columns-repeated="1017"/>
        </table:table-row>
        <table:table-row table:style-name="ro1">
          <table:table-cell office:value-type="float" office:value="0.25" calcext:value-type="float">
            <text:p>0.250</text:p>
          </table:table-cell>
          <table:table-cell table:formula="of:=([.$A21]-[.$B$4])/2" office:value-type="float" office:value="-0.62303149606299" calcext:value-type="float">
            <text:p>-0.6230</text:p>
          </table:table-cell>
          <table:table-cell table:style-name="ce16" table:formula="of:=([.$B$5]*[.$B$4])/(2*[.$B21])" office:value-type="float" office:value="-3601.89573459716" calcext:value-type="float">
            <text:p>-3,602</text:p>
          </table:table-cell>
          <table:table-cell table:style-name="ce21" table:formula="of:=(2*[.$B$6]*[.$B21])/[.$A21]" office:value-type="float" office:value="-578736.448818896" calcext:value-type="float">
            <text:p>-578,736</text:p>
          </table:table-cell>
          <table:table-cell table:style-name="ce21" table:formula="of:=(2*[.$B$7]*[.$B21])/[.$A21]" office:value-type="float" office:value="-611004.49606299" calcext:value-type="float">
            <text:p>-611,004</text:p>
          </table:table-cell>
          <table:table-cell table:style-name="ce26" table:formula="of:=[.$B$6]/[.$C21]" office:value-type="float" office:value="-32.2366355263158" calcext:value-type="float">
            <text:p>-32.24</text:p>
          </table:table-cell>
          <table:table-cell table:style-name="ce30" table:formula="of:=[.$B$7]/[.$C21]" office:value-type="float" office:value="-34.034022368421" calcext:value-type="float">
            <text:p>-34.03</text:p>
          </table:table-cell>
          <table:table-cell table:number-columns-repeated="1017"/>
        </table:table-row>
        <table:table-row table:style-name="ro1">
          <table:table-cell office:value-type="float" office:value="0.3125" calcext:value-type="float">
            <text:p>0.313</text:p>
          </table:table-cell>
          <table:table-cell table:formula="of:=([.$A22]-[.$B$4])/2" office:value-type="float" office:value="-0.59178149606299" calcext:value-type="float">
            <text:p>-0.5918</text:p>
          </table:table-cell>
          <table:table-cell table:style-name="ce16" table:formula="of:=([.$B$5]*[.$B$4])/(2*[.$B22])" office:value-type="float" office:value="-3792.09979209979" calcext:value-type="float">
            <text:p>-3,792</text:p>
          </table:table-cell>
          <table:table-cell table:style-name="ce21" table:formula="of:=(2*[.$B$6]*[.$B22])/[.$A22]" office:value-type="float" office:value="-439766.559055117" calcext:value-type="float">
            <text:p>-439,767</text:p>
          </table:table-cell>
          <table:table-cell table:style-name="ce21" table:formula="of:=(2*[.$B$7]*[.$B22])/[.$A22]" office:value-type="float" office:value="-464286.196850392" calcext:value-type="float">
            <text:p>-464,286</text:p>
          </table:table-cell>
          <table:table-cell table:style-name="ce26" table:formula="of:=[.$B$6]/[.$C22]" office:value-type="float" office:value="-30.6197110745614" calcext:value-type="float">
            <text:p>-30.62</text:p>
          </table:table-cell>
          <table:table-cell table:style-name="ce30" table:formula="of:=[.$B$7]/[.$C22]" office:value-type="float" office:value="-32.326944627193" calcext:value-type="float">
            <text:p>-32.33</text:p>
          </table:table-cell>
          <table:table-cell table:number-columns-repeated="1017"/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formula="of:=([.$A23]-[.$B$4])/2" office:value-type="float" office:value="-0.56053149606299" calcext:value-type="float">
            <text:p>-0.5605</text:p>
          </table:table-cell>
          <table:table-cell table:style-name="ce16" table:formula="of:=([.$B$5]*[.$B$4])/(2*[.$B23])" office:value-type="float" office:value="-4003.5118525022" calcext:value-type="float">
            <text:p>-4,004</text:p>
          </table:table-cell>
          <table:table-cell table:style-name="ce21" table:formula="of:=(2*[.$B$6]*[.$B23])/[.$A23]" office:value-type="float" office:value="-347119.965879264" calcext:value-type="float">
            <text:p>-347,120</text:p>
          </table:table-cell>
          <table:table-cell table:style-name="ce21" table:formula="of:=(2*[.$B$7]*[.$B23])/[.$A23]" office:value-type="float" office:value="-366473.997375327" calcext:value-type="float">
            <text:p>-366,474</text:p>
          </table:table-cell>
          <table:table-cell table:style-name="ce26" table:formula="of:=[.$B$6]/[.$C23]" office:value-type="float" office:value="-29.002786622807" calcext:value-type="float">
            <text:p>-29.00</text:p>
          </table:table-cell>
          <table:table-cell table:style-name="ce30" table:formula="of:=[.$B$7]/[.$C23]" office:value-type="float" office:value="-30.6198668859649" calcext:value-type="float">
            <text:p>-30.62</text:p>
          </table:table-cell>
          <table:table-cell table:number-columns-repeated="1017"/>
        </table:table-row>
        <table:table-row table:style-name="ro1">
          <table:table-cell office:value-type="float" office:value="0.4375" calcext:value-type="float">
            <text:p>0.438</text:p>
          </table:table-cell>
          <table:table-cell table:formula="of:=([.$A24]-[.$B$4])/2" office:value-type="float" office:value="-0.52928149606299" calcext:value-type="float">
            <text:p>-0.5293</text:p>
          </table:table-cell>
          <table:table-cell table:style-name="ce16" table:formula="of:=([.$B$5]*[.$B$4])/(2*[.$B24])" office:value-type="float" office:value="-4239.88842398885" calcext:value-type="float">
            <text:p>-4,240</text:p>
          </table:table-cell>
          <table:table-cell table:style-name="ce21" table:formula="of:=(2*[.$B$6]*[.$B24])/[.$A24]" office:value-type="float" office:value="-280943.827896512" calcext:value-type="float">
            <text:p>-280,944</text:p>
          </table:table-cell>
          <table:table-cell table:style-name="ce21" table:formula="of:=(2*[.$B$7]*[.$B24])/[.$A24]" office:value-type="float" office:value="-296608.140607423" calcext:value-type="float">
            <text:p>-296,608</text:p>
          </table:table-cell>
          <table:table-cell table:style-name="ce26" table:formula="of:=[.$B$6]/[.$C24]" office:value-type="float" office:value="-27.3858621710526" calcext:value-type="float">
            <text:p>-27.39</text:p>
          </table:table-cell>
          <table:table-cell table:style-name="ce30" table:formula="of:=[.$B$7]/[.$C24]" office:value-type="float" office:value="-28.9127891447368" calcext:value-type="float">
            <text:p>-28.91</text:p>
          </table:table-cell>
          <table:table-cell table:number-columns-repeated="1017"/>
        </table:table-row>
        <table:table-row table:style-name="ro1">
          <table:table-cell office:value-type="float" office:value="0.5" calcext:value-type="float">
            <text:p>0.500</text:p>
          </table:table-cell>
          <table:table-cell table:formula="of:=([.$A25]-[.$B$4])/2" office:value-type="float" office:value="-0.49803149606299" calcext:value-type="float">
            <text:p>-0.4980</text:p>
          </table:table-cell>
          <table:table-cell table:style-name="ce16" table:formula="of:=([.$B$5]*[.$B$4])/(2*[.$B25])" office:value-type="float" office:value="-4505.92885375495" calcext:value-type="float">
            <text:p>-4,506</text:p>
          </table:table-cell>
          <table:table-cell table:style-name="ce21" table:formula="of:=(2*[.$B$6]*[.$B25])/[.$A25]" office:value-type="float" office:value="-231311.724409448" calcext:value-type="float">
            <text:p>-231,312</text:p>
          </table:table-cell>
          <table:table-cell table:style-name="ce21" table:formula="of:=(2*[.$B$7]*[.$B25])/[.$A25]" office:value-type="float" office:value="-244208.748031495" calcext:value-type="float">
            <text:p>-244,209</text:p>
          </table:table-cell>
          <table:table-cell table:style-name="ce26" table:formula="of:=[.$B$6]/[.$C25]" office:value-type="float" office:value="-25.7689377192982" calcext:value-type="float">
            <text:p>-25.77</text:p>
          </table:table-cell>
          <table:table-cell table:style-name="ce30" table:formula="of:=[.$B$7]/[.$C25]" office:value-type="float" office:value="-27.2057114035087" calcext:value-type="float">
            <text:p>-27.21</text:p>
          </table:table-cell>
          <table:table-cell table:number-columns-repeated="1017"/>
        </table:table-row>
        <table:table-row table:style-name="ro1">
          <table:table-cell office:value-type="float" office:value="0.5625" calcext:value-type="float">
            <text:p>0.563</text:p>
          </table:table-cell>
          <table:table-cell table:formula="of:=([.$A26]-[.$B$4])/2" office:value-type="float" office:value="-0.46678149606299" calcext:value-type="float">
            <text:p>-0.4668</text:p>
          </table:table-cell>
          <table:table-cell table:style-name="ce16" table:formula="of:=([.$B$5]*[.$B$4])/(2*[.$B26])" office:value-type="float" office:value="-4807.5909330522" calcext:value-type="float">
            <text:p>-4,808</text:p>
          </table:table-cell>
          <table:table-cell table:style-name="ce21" table:formula="of:=(2*[.$B$6]*[.$B26])/[.$A26]" office:value-type="float" office:value="-192708.977252843" calcext:value-type="float">
            <text:p>-192,709</text:p>
          </table:table-cell>
          <table:table-cell table:style-name="ce21" table:formula="of:=(2*[.$B$7]*[.$B26])/[.$A26]" office:value-type="float" office:value="-203453.664916884" calcext:value-type="float">
            <text:p>-203,454</text:p>
          </table:table-cell>
          <table:table-cell table:style-name="ce26" table:formula="of:=[.$B$6]/[.$C26]" office:value-type="float" office:value="-24.1520132675438" calcext:value-type="float">
            <text:p>-24.15</text:p>
          </table:table-cell>
          <table:table-cell table:style-name="ce30" table:formula="of:=[.$B$7]/[.$C26]" office:value-type="float" office:value="-25.4986336622807" calcext:value-type="float">
            <text:p>-25.50</text:p>
          </table:table-cell>
          <table:table-cell table:number-columns-repeated="1017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formula="of:=([.$A27]-[.$B$4])/2" office:value-type="float" office:value="-0.43553149606299" calcext:value-type="float">
            <text:p>-0.4355</text:p>
          </table:table-cell>
          <table:table-cell table:style-name="ce16" table:formula="of:=([.$B$5]*[.$B$4])/(2*[.$B27])" office:value-type="float" office:value="-5152.54237288137" calcext:value-type="float">
            <text:p>-5,153</text:p>
          </table:table-cell>
          <table:table-cell table:style-name="ce21" table:formula="of:=(2*[.$B$6]*[.$B27])/[.$A27]" office:value-type="float" office:value="-161826.779527558" calcext:value-type="float">
            <text:p>-161,827</text:p>
          </table:table-cell>
          <table:table-cell table:style-name="ce21" table:formula="of:=(2*[.$B$7]*[.$B27])/[.$A27]" office:value-type="float" office:value="-170849.598425196" calcext:value-type="float">
            <text:p>-170,850</text:p>
          </table:table-cell>
          <table:table-cell table:style-name="ce26" table:formula="of:=[.$B$6]/[.$C27]" office:value-type="float" office:value="-22.5350888157894" calcext:value-type="float">
            <text:p>-22.54</text:p>
          </table:table-cell>
          <table:table-cell table:style-name="ce30" table:formula="of:=[.$B$7]/[.$C27]" office:value-type="float" office:value="-23.7915559210526" calcext:value-type="float">
            <text:p>-23.79</text:p>
          </table:table-cell>
          <table:table-cell table:number-columns-repeated="1017"/>
        </table:table-row>
        <table:table-row table:style-name="ro1">
          <table:table-cell office:value-type="float" office:value="0.6875" calcext:value-type="float">
            <text:p>0.688</text:p>
          </table:table-cell>
          <table:table-cell table:formula="of:=([.$A28]-[.$B$4])/2" office:value-type="float" office:value="-0.40428149606299" calcext:value-type="float">
            <text:p>-0.4043</text:p>
          </table:table-cell>
          <table:table-cell table:style-name="ce16" table:formula="of:=([.$B$5]*[.$B$4])/(2*[.$B28])" office:value-type="float" office:value="-5550.82166768108" calcext:value-type="float">
            <text:p>-5,551</text:p>
          </table:table-cell>
          <table:table-cell table:style-name="ce21" table:formula="of:=(2*[.$B$6]*[.$B28])/[.$A28]" office:value-type="float" office:value="-136559.526843235" calcext:value-type="float">
            <text:p>-136,560</text:p>
          </table:table-cell>
          <table:table-cell table:style-name="ce21" table:formula="of:=(2*[.$B$7]*[.$B28])/[.$A28]" office:value-type="float" office:value="-144173.544022905" calcext:value-type="float">
            <text:p>-144,174</text:p>
          </table:table-cell>
          <table:table-cell table:style-name="ce26" table:formula="of:=[.$B$6]/[.$C28]" office:value-type="float" office:value="-20.918164364035" calcext:value-type="float">
            <text:p>-20.92</text:p>
          </table:table-cell>
          <table:table-cell table:style-name="ce30" table:formula="of:=[.$B$7]/[.$C28]" office:value-type="float" office:value="-22.0844781798245" calcext:value-type="float">
            <text:p>-22.08</text:p>
          </table:table-cell>
          <table:table-cell table:number-columns-repeated="1017"/>
        </table:table-row>
        <table:table-row table:style-name="ro1">
          <table:table-cell office:value-type="float" office:value="0.75" calcext:value-type="float">
            <text:p>0.750</text:p>
          </table:table-cell>
          <table:table-cell table:formula="of:=([.$A29]-[.$B$4])/2" office:value-type="float" office:value="-0.37303149606299" calcext:value-type="float">
            <text:p>-0.3730</text:p>
          </table:table-cell>
          <table:table-cell table:style-name="ce16" table:formula="of:=([.$B$5]*[.$B$4])/(2*[.$B29])" office:value-type="float" office:value="-6015.83113456466" calcext:value-type="float">
            <text:p>-6,016</text:p>
          </table:table-cell>
          <table:table-cell table:style-name="ce21" table:formula="of:=(2*[.$B$6]*[.$B29])/[.$A29]" office:value-type="float" office:value="-115503.482939632" calcext:value-type="float">
            <text:p>-115,503</text:p>
          </table:table-cell>
          <table:table-cell table:style-name="ce21" table:formula="of:=(2*[.$B$7]*[.$B29])/[.$A29]" office:value-type="float" office:value="-121943.498687663" calcext:value-type="float">
            <text:p>-121,943</text:p>
          </table:table-cell>
          <table:table-cell table:style-name="ce26" table:formula="of:=[.$B$6]/[.$C29]" office:value-type="float" office:value="-19.3012399122806" calcext:value-type="float">
            <text:p>-19.30</text:p>
          </table:table-cell>
          <table:table-cell table:style-name="ce30" table:formula="of:=[.$B$7]/[.$C29]" office:value-type="float" office:value="-20.3774004385964" calcext:value-type="float">
            <text:p>-20.38</text:p>
          </table:table-cell>
          <table:table-cell table:number-columns-repeated="1017"/>
        </table:table-row>
        <table:table-row table:style-name="ro1">
          <table:table-cell office:value-type="float" office:value="0.8125" calcext:value-type="float">
            <text:p>0.813</text:p>
          </table:table-cell>
          <table:table-cell table:formula="of:=([.$A30]-[.$B$4])/2" office:value-type="float" office:value="-0.34178149606299" calcext:value-type="float">
            <text:p>-0.3418</text:p>
          </table:table-cell>
          <table:table-cell table:style-name="ce16" table:formula="of:=([.$B$5]*[.$B$4])/(2*[.$B30])" office:value-type="float" office:value="-6565.87473002162" calcext:value-type="float">
            <text:p>-6,566</text:p>
          </table:table-cell>
          <table:table-cell table:style-name="ce21" table:formula="of:=(2*[.$B$6]*[.$B30])/[.$A30]" office:value-type="float" office:value="-97686.830405814" calcext:value-type="float">
            <text:p>-97,687</text:p>
          </table:table-cell>
          <table:table-cell table:style-name="ce21" table:formula="of:=(2*[.$B$7]*[.$B30])/[.$A30]" office:value-type="float" office:value="-103133.460327074" calcext:value-type="float">
            <text:p>-103,133</text:p>
          </table:table-cell>
          <table:table-cell table:style-name="ce26" table:formula="of:=[.$B$6]/[.$C30]" office:value-type="float" office:value="-17.6843154605263" calcext:value-type="float">
            <text:p>-17.68</text:p>
          </table:table-cell>
          <table:table-cell table:style-name="ce30" table:formula="of:=[.$B$7]/[.$C30]" office:value-type="float" office:value="-18.6703226973684" calcext:value-type="float">
            <text:p>-18.67</text:p>
          </table:table-cell>
          <table:table-cell table:number-columns-repeated="1017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formula="of:=([.$A31]-[.$B$4])/2" office:value-type="float" office:value="-0.31053149606299" calcext:value-type="float">
            <text:p>-0.3105</text:p>
          </table:table-cell>
          <table:table-cell table:style-name="ce16" table:formula="of:=([.$B$5]*[.$B$4])/(2*[.$B31])" office:value-type="float" office:value="-7226.62440570526" calcext:value-type="float">
            <text:p>-7,227</text:p>
          </table:table-cell>
          <table:table-cell table:style-name="ce21" table:formula="of:=(2*[.$B$6]*[.$B31])/[.$A31]" office:value-type="float" office:value="-82415.4139482559" calcext:value-type="float">
            <text:p>-82,415</text:p>
          </table:table-cell>
          <table:table-cell table:style-name="ce21" table:formula="of:=(2*[.$B$7]*[.$B31])/[.$A31]" office:value-type="float" office:value="-87010.5703037114" calcext:value-type="float">
            <text:p>-87,011</text:p>
          </table:table-cell>
          <table:table-cell table:style-name="ce26" table:formula="of:=[.$B$6]/[.$C31]" office:value-type="float" office:value="-16.0673910087719" calcext:value-type="float">
            <text:p>-16.07</text:p>
          </table:table-cell>
          <table:table-cell table:style-name="ce30" table:formula="of:=[.$B$7]/[.$C31]" office:value-type="float" office:value="-16.9632449561403" calcext:value-type="float">
            <text:p>-16.96</text:p>
          </table:table-cell>
          <table:table-cell table:number-columns-repeated="1017"/>
        </table:table-row>
        <table:table-row table:style-name="ro1">
          <table:table-cell office:value-type="float" office:value="0.9375" calcext:value-type="float">
            <text:p>0.938</text:p>
          </table:table-cell>
          <table:table-cell table:formula="of:=([.$A32]-[.$B$4])/2" office:value-type="float" office:value="-0.27928149606299" calcext:value-type="float">
            <text:p>-0.2793</text:p>
          </table:table-cell>
          <table:table-cell table:style-name="ce16" table:formula="of:=([.$B$5]*[.$B$4])/(2*[.$B32])" office:value-type="float" office:value="-8035.24229074894" calcext:value-type="float">
            <text:p>-8,035</text:p>
          </table:table-cell>
          <table:table-cell table:style-name="ce21" table:formula="of:=(2*[.$B$6]*[.$B32])/[.$A32]" office:value-type="float" office:value="-69180.1863517055" calcext:value-type="float">
            <text:p>-69,180</text:p>
          </table:table-cell>
          <table:table-cell table:style-name="ce21" table:formula="of:=(2*[.$B$7]*[.$B32])/[.$A32]" office:value-type="float" office:value="-73037.3989501307" calcext:value-type="float">
            <text:p>-73,037</text:p>
          </table:table-cell>
          <table:table-cell table:style-name="ce26" table:formula="of:=[.$B$6]/[.$C32]" office:value-type="float" office:value="-14.4504665570175" calcext:value-type="float">
            <text:p>-14.45</text:p>
          </table:table-cell>
          <table:table-cell table:style-name="ce30" table:formula="of:=[.$B$7]/[.$C32]" office:value-type="float" office:value="-15.2561672149122" calcext:value-type="float">
            <text:p>-15.26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.000</text:p>
          </table:table-cell>
          <table:table-cell table:style-name="ce10" table:formula="of:=([.$A33]-[.$B$4])/2" office:value-type="float" office:value="-0.24803149606299" calcext:value-type="float">
            <text:p>-0.2480</text:p>
          </table:table-cell>
          <table:table-cell table:style-name="ce17" table:formula="of:=([.$B$5]*[.$B$4])/(2*[.$B33])" office:value-type="float" office:value="-9047.6190476191" calcext:value-type="float">
            <text:p>-9,048</text:p>
          </table:table-cell>
          <table:table-cell table:style-name="ce22" table:formula="of:=(2*[.$B$6]*[.$B33])/[.$A33]" office:value-type="float" office:value="-57599.3622047239" calcext:value-type="float">
            <text:p>-57,599</text:p>
          </table:table-cell>
          <table:table-cell table:style-name="ce22" table:formula="of:=(2*[.$B$7]*[.$B33])/[.$A33]" office:value-type="float" office:value="-60810.8740157475" calcext:value-type="float">
            <text:p>-60,811</text:p>
          </table:table-cell>
          <table:table-cell table:style-name="ce27" table:formula="of:=[.$B$6]/[.$C33]" office:value-type="float" office:value="-12.8335421052631" calcext:value-type="float">
            <text:p>-12.83</text:p>
          </table:table-cell>
          <table:table-cell table:style-name="ce31" table:formula="of:=[.$B$7]/[.$C33]" office:value-type="float" office:value="-13.5490894736841" calcext:value-type="float">
            <text:p>-13.55</text:p>
          </table:table-cell>
          <table:table-cell table:number-columns-repeated="1017"/>
        </table:table-row>
        <table:table-row table:style-name="ro1">
          <table:table-cell table:style-name="ce5" office:value-type="float" office:value="1.051" calcext:value-type="float">
            <office:annotation draw:style-name="gr1" draw:text-style-name="P2" svg:width="82.18pt" svg:height="28.09pt" svg:x="175.8pt" svg:y="422.67pt" draw:caption-point-x="0pt" draw:caption-point-y="0pt">
              <dc:date>2017-11-19T00:00:00</dc:date>
              <text:p text:style-name="P1"><text:span text:style-name="T1">3/4” Schedule 40 A53 ERW Pipe</text:span></text:p>
            </office:annotation>
            <text:p>1.051</text:p>
          </table:table-cell>
          <table:table-cell table:style-name="ce11" table:formula="of:=([.$A34]-[.$B$4])/2" office:value-type="float" office:value="-0.22253149606299" calcext:value-type="float">
            <text:p>-0.2225</text:p>
          </table:table-cell>
          <table:table-cell table:style-name="ce18" table:formula="of:=([.$B$5]*[.$B$4])/(2*[.$B34])" office:value-type="float" office:value="-10084.3904251367" calcext:value-type="float">
            <text:p>-10,084</text:p>
          </table:table-cell>
          <table:table-cell table:style-name="ce23" table:formula="of:=(2*[.$B$6]*[.$B34])/[.$A34]" office:value-type="float" office:value="-49169.9326400799" calcext:value-type="float">
            <text:p>-49,170</text:p>
          </table:table-cell>
          <table:table-cell table:style-name="ce23" table:formula="of:=(2*[.$B$7]*[.$B34])/[.$A34]" office:value-type="float" office:value="-51911.4529169815" calcext:value-type="float">
            <text:p>-51,911</text:p>
          </table:table-cell>
          <table:table-cell table:style-name="ce28" table:formula="of:=[.$B$6]/[.$C34]" office:value-type="float" office:value="-11.5141317526315" calcext:value-type="float">
            <text:p>-11.51</text:p>
          </table:table-cell>
          <table:table-cell table:style-name="ce32" table:formula="of:=[.$B$7]/[.$C34]" office:value-type="float" office:value="-12.156114036842" calcext:value-type="float">
            <text:p>-12.16</text:p>
          </table:table-cell>
          <table:table-cell table:number-columns-repeated="1017"/>
        </table:table-row>
        <table:table-row table:style-name="ro1">
          <table:table-cell office:value-type="float" office:value="1.0625" calcext:value-type="float">
            <text:p>1.063</text:p>
          </table:table-cell>
          <table:table-cell table:formula="of:=([.$A35]-[.$B$4])/2" office:value-type="float" office:value="-0.21678149606299" calcext:value-type="float">
            <text:p>-0.2168</text:p>
          </table:table-cell>
          <table:table-cell table:style-name="ce16" table:formula="of:=([.$B$5]*[.$B$4])/(2*[.$B35])" office:value-type="float" office:value="-10351.8728717367" calcext:value-type="float">
            <text:p>-10,352</text:p>
          </table:table-cell>
          <table:table-cell table:style-name="ce21" table:formula="of:=(2*[.$B$6]*[.$B35])/[.$A35]" office:value-type="float" office:value="-47380.9879573872" calcext:value-type="float">
            <text:p>-47,381</text:p>
          </table:table-cell>
          <table:table-cell table:style-name="ce21" table:formula="of:=(2*[.$B$7]*[.$B35])/[.$A35]" office:value-type="float" office:value="-50022.7637795271" calcext:value-type="float">
            <text:p>-50,023</text:p>
          </table:table-cell>
          <table:table-cell table:style-name="ce26" table:formula="of:=[.$B$6]/[.$C35]" office:value-type="float" office:value="-11.2166176535087" calcext:value-type="float">
            <text:p>-11.22</text:p>
          </table:table-cell>
          <table:table-cell table:style-name="ce30" table:formula="of:=[.$B$7]/[.$C35]" office:value-type="float" office:value="-11.8420117324561" calcext:value-type="float">
            <text:p>-11.84</text:p>
          </table:table-cell>
          <table:table-cell table:number-columns-repeated="1017"/>
        </table:table-row>
        <table:table-row table:style-name="ro1">
          <table:table-cell table:style-name="ce6" office:value-type="float" office:value="1.125" calcext:value-type="float">
            <text:p>1.125</text:p>
          </table:table-cell>
          <table:table-cell table:style-name="ce12" table:formula="of:=([.$A36]-[.$B$4])/2" office:value-type="float" office:value="-0.18553149606299" calcext:value-type="float">
            <text:p>-0.1855</text:p>
          </table:table-cell>
          <table:table-cell table:style-name="ce19" table:formula="of:=([.$B$5]*[.$B$4])/(2*[.$B36])" office:value-type="float" office:value="-12095.4907161805" calcext:value-type="float">
            <text:p>-12,095</text:p>
          </table:table-cell>
          <table:table-cell table:style-name="ce24" table:formula="of:=(2*[.$B$6]*[.$B36])/[.$A36]" office:value-type="float" office:value="-38297.9886264213" calcext:value-type="float">
            <text:p>-38,298</text:p>
          </table:table-cell>
          <table:table-cell table:style-name="ce24" table:formula="of:=(2*[.$B$7]*[.$B36])/[.$A36]" office:value-type="float" office:value="-40433.3324584422" calcext:value-type="float">
            <text:p>-40,433</text:p>
          </table:table-cell>
          <table:table-cell table:style-name="ce29" table:formula="of:=[.$B$6]/[.$C36]" office:value-type="float" office:value="-9.5996932017543" calcext:value-type="float">
            <text:p>-9.60</text:p>
          </table:table-cell>
          <table:table-cell table:style-name="ce33" table:formula="of:=[.$B$7]/[.$C36]" office:value-type="float" office:value="-10.134933991228" calcext:value-type="float">
            <text:p>-10.13</text:p>
          </table:table-cell>
          <table:table-cell table:style-name="ce34" table:number-columns-repeated="1017"/>
        </table:table-row>
        <table:table-row table:style-name="ro1">
          <table:table-cell office:value-type="float" office:value="1.1875" calcext:value-type="float">
            <text:p>1.188</text:p>
          </table:table-cell>
          <table:table-cell table:formula="of:=([.$A37]-[.$B$4])/2" office:value-type="float" office:value="-0.15428149606299" calcext:value-type="float">
            <text:p>-0.1543</text:p>
          </table:table-cell>
          <table:table-cell table:style-name="ce16" table:formula="of:=([.$B$5]*[.$B$4])/(2*[.$B37])" office:value-type="float" office:value="-14545.4545454547" calcext:value-type="float">
            <text:p>-14,545</text:p>
          </table:table-cell>
          <table:table-cell table:style-name="ce21" table:formula="of:=(2*[.$B$6]*[.$B37])/[.$A37]" office:value-type="float" office:value="-30171.0944881886" calcext:value-type="float">
            <text:p>-30,171</text:p>
          </table:table-cell>
          <table:table-cell table:style-name="ce21" table:formula="of:=(2*[.$B$7]*[.$B37])/[.$A37]" office:value-type="float" office:value="-31853.3149606295" calcext:value-type="float">
            <text:p>-31,853</text:p>
          </table:table-cell>
          <table:table-cell table:style-name="ce26" table:formula="of:=[.$B$6]/[.$C37]" office:value-type="float" office:value="-7.98276874999991" calcext:value-type="float">
            <text:p>-7.98</text:p>
          </table:table-cell>
          <table:table-cell table:style-name="ce30" table:formula="of:=[.$B$7]/[.$C37]" office:value-type="float" office:value="-8.42785624999991" calcext:value-type="float">
            <text:p>-8.43</text:p>
          </table:table-cell>
          <table:table-cell table:number-columns-repeated="1017"/>
        </table:table-row>
        <table:table-row table:style-name="ro1">
          <table:table-cell office:value-type="float" office:value="1.25" calcext:value-type="float">
            <text:p>1.250</text:p>
          </table:table-cell>
          <table:table-cell table:formula="of:=([.$A38]-[.$B$4])/2" office:value-type="float" office:value="-0.12303149606299" calcext:value-type="float">
            <text:p>-0.1230</text:p>
          </table:table-cell>
          <table:table-cell table:style-name="ce16" table:formula="of:=([.$B$5]*[.$B$4])/(2*[.$B38])" office:value-type="float" office:value="-18240.0000000003" calcext:value-type="float">
            <text:p>-18,240</text:p>
          </table:table-cell>
          <table:table-cell table:style-name="ce21" table:formula="of:=(2*[.$B$6]*[.$B38])/[.$A38]" office:value-type="float" office:value="-22856.8897637791" calcext:value-type="float">
            <text:p>-22,857</text:p>
          </table:table-cell>
          <table:table-cell table:style-name="ce21" table:formula="of:=(2*[.$B$7]*[.$B38])/[.$A38]" office:value-type="float" office:value="-24131.299212598" calcext:value-type="float">
            <text:p>-24,131</text:p>
          </table:table-cell>
          <table:table-cell table:style-name="ce26" table:formula="of:=[.$B$6]/[.$C38]" office:value-type="float" office:value="-6.36584429824552" calcext:value-type="float">
            <text:p>-6.37</text:p>
          </table:table-cell>
          <table:table-cell table:style-name="ce30" table:formula="of:=[.$B$7]/[.$C38]" office:value-type="float" office:value="-6.72077850877183" calcext:value-type="float">
            <text:p>-6.72</text:p>
          </table:table-cell>
          <table:table-cell table:number-columns-repeated="1017"/>
        </table:table-row>
        <table:table-row table:style-name="ro1">
          <table:table-cell office:value-type="float" office:value="1.3125" calcext:value-type="float">
            <text:p>1.313</text:p>
          </table:table-cell>
          <table:table-cell table:formula="of:=([.$A39]-[.$B$4])/2" office:value-type="float" office:value="-0.09178149606299" calcext:value-type="float">
            <text:p>-0.0918</text:p>
          </table:table-cell>
          <table:table-cell table:style-name="ce16" table:formula="of:=([.$B$5]*[.$B$4])/(2*[.$B39])" office:value-type="float" office:value="-24450.4021447726" calcext:value-type="float">
            <text:p>-24,450</text:p>
          </table:table-cell>
          <table:table-cell table:style-name="ce21" table:formula="of:=(2*[.$B$6]*[.$B39])/[.$A39]" office:value-type="float" office:value="-16239.2759655039" calcext:value-type="float">
            <text:p>-16,239</text:p>
          </table:table-cell>
          <table:table-cell table:style-name="ce21" table:formula="of:=(2*[.$B$7]*[.$B39])/[.$A39]" office:value-type="float" office:value="-17144.7135358076" calcext:value-type="float">
            <text:p>-17,145</text:p>
          </table:table-cell>
          <table:table-cell table:style-name="ce26" table:formula="of:=[.$B$6]/[.$C39]" office:value-type="float" office:value="-4.74891984649113" calcext:value-type="float">
            <text:p>-4.75</text:p>
          </table:table-cell>
          <table:table-cell table:style-name="ce30" table:formula="of:=[.$B$7]/[.$C39]" office:value-type="float" office:value="-5.01370076754376" calcext:value-type="float">
            <text:p>-5.01</text:p>
          </table:table-cell>
          <table:table-cell table:number-columns-repeated="1017"/>
        </table:table-row>
        <table:table-row table:style-name="ro1">
          <table:table-cell office:value-type="float" office:value="1.375" calcext:value-type="float">
            <text:p>1.375</text:p>
          </table:table-cell>
          <table:table-cell table:formula="of:=([.$A40]-[.$B$4])/2" office:value-type="float" office:value="-0.06053149606299" calcext:value-type="float">
            <text:p>-0.0605</text:p>
          </table:table-cell>
          <table:table-cell table:style-name="ce16" table:formula="of:=([.$B$5]*[.$B$4])/(2*[.$B40])" office:value-type="float" office:value="-37073.1707317085" calcext:value-type="float">
            <text:p>-37,073</text:p>
          </table:table-cell>
          <table:table-cell table:style-name="ce21" table:formula="of:=(2*[.$B$6]*[.$B40])/[.$A40]" office:value-type="float" office:value="-10223.2634216174" calcext:value-type="float">
            <text:p>-10,223</text:p>
          </table:table-cell>
          <table:table-cell table:style-name="ce21" table:formula="of:=(2*[.$B$7]*[.$B40])/[.$A40]" office:value-type="float" office:value="-10793.2720114527" calcext:value-type="float">
            <text:p>-10,793</text:p>
          </table:table-cell>
          <table:table-cell table:style-name="ce26" table:formula="of:=[.$B$6]/[.$C40]" office:value-type="float" office:value="-3.13199539473674" calcext:value-type="float">
            <text:p>-3.13</text:p>
          </table:table-cell>
          <table:table-cell table:style-name="ce30" table:formula="of:=[.$B$7]/[.$C40]" office:value-type="float" office:value="-3.30662302631568" calcext:value-type="float">
            <text:p>-3.31</text:p>
          </table:table-cell>
          <table:table-cell table:number-columns-repeated="1017"/>
        </table:table-row>
        <table:table-row table:style-name="ro1">
          <table:table-cell office:value-type="float" office:value="1.4375" calcext:value-type="float">
            <text:p>1.438</text:p>
          </table:table-cell>
          <table:table-cell table:formula="of:=([.$A41]-[.$B$4])/2" office:value-type="float" office:value="-0.02928149606299" calcext:value-type="float">
            <text:p>-0.0293</text:p>
          </table:table-cell>
          <table:table-cell table:style-name="ce16" table:formula="of:=([.$B$5]*[.$B$4])/(2*[.$B41])" office:value-type="float" office:value="-76638.6554621902" calcext:value-type="float">
            <text:p>-76,639</text:p>
          </table:table-cell>
          <table:table-cell table:style-name="ce21" table:formula="of:=(2*[.$B$6]*[.$B41])/[.$A41]" office:value-type="float" office:value="-4730.38240328621" calcext:value-type="float">
            <text:p>-4,730</text:p>
          </table:table-cell>
          <table:table-cell table:style-name="ce21" table:formula="of:=(2*[.$B$7]*[.$B41])/[.$A41]" office:value-type="float" office:value="-4994.12975008523" calcext:value-type="float">
            <text:p>-4,994</text:p>
          </table:table-cell>
          <table:table-cell table:style-name="ce26" table:formula="of:=[.$B$6]/[.$C41]" office:value-type="float" office:value="-1.51507094298235" calcext:value-type="float">
            <text:p>-1.52</text:p>
          </table:table-cell>
          <table:table-cell table:style-name="ce30" table:formula="of:=[.$B$7]/[.$C41]" office:value-type="float" office:value="-1.59954528508761" calcext:value-type="float">
            <text:p>-1.60</text:p>
          </table:table-cell>
          <table:table-cell table:number-columns-repeated="1017"/>
        </table:table-row>
        <table:table-row table:style-name="ro1">
          <table:table-cell office:value-type="float" office:value="1.5" calcext:value-type="float">
            <text:p>1.500</text:p>
          </table:table-cell>
          <table:table-cell table:formula="of:=([.$A42]-[.$B$4])/2" office:value-type="float" office:value="0.00196850393700998" calcext:value-type="float">
            <text:p>0.0020</text:p>
          </table:table-cell>
          <table:table-cell table:style-name="ce16" table:formula="of:=([.$B$5]*[.$B$4])/(2*[.$B42])" office:value-type="float" office:value="1139999.99999878" calcext:value-type="float">
            <text:p>1,140,000</text:p>
          </table:table-cell>
          <table:table-cell table:style-name="ce21" table:formula="of:=(2*[.$B$6]*[.$B42])/[.$A42]" office:value-type="float" office:value="304.758530184053" calcext:value-type="float">
            <text:p>305</text:p>
          </table:table-cell>
          <table:table-cell table:style-name="ce21" table:formula="of:=(2*[.$B$7]*[.$B42])/[.$A42]" office:value-type="float" office:value="321.750656168323" calcext:value-type="float">
            <text:p>322</text:p>
          </table:table-cell>
          <table:table-cell table:style-name="ce26" table:formula="of:=[.$B$6]/[.$C42]" office:value-type="float" office:value="0.101853508772039" calcext:value-type="float">
            <text:p>0.10</text:p>
          </table:table-cell>
          <table:table-cell table:style-name="ce30" table:formula="of:=[.$B$7]/[.$C42]" office:value-type="float" office:value="0.107532456140466" calcext:value-type="float">
            <text:p>0.11</text:p>
          </table:table-cell>
          <table:table-cell table:number-columns-repeated="1017"/>
        </table:table-row>
        <table:table-row table:style-name="ro1">
          <table:table-cell office:value-type="float" office:value="1.5625" calcext:value-type="float">
            <text:p>1.563</text:p>
          </table:table-cell>
          <table:table-cell table:formula="of:=([.$A43]-[.$B$4])/2" office:value-type="float" office:value="0.03321850393701" calcext:value-type="float">
            <text:p>0.0332</text:p>
          </table:table-cell>
          <table:table-cell table:style-name="ce16" table:formula="of:=([.$B$5]*[.$B$4])/(2*[.$B43])" office:value-type="float" office:value="67555.5555555511" calcext:value-type="float">
            <text:p>67,556</text:p>
          </table:table-cell>
          <table:table-cell table:style-name="ce21" table:formula="of:=(2*[.$B$6]*[.$B43])/[.$A43]" office:value-type="float" office:value="4937.08818897669" calcext:value-type="float">
            <text:p>4,937</text:p>
          </table:table-cell>
          <table:table-cell table:style-name="ce21" table:formula="of:=(2*[.$B$7]*[.$B43])/[.$A43]" office:value-type="float" office:value="5212.36062992159" calcext:value-type="float">
            <text:p>5,212</text:p>
          </table:table-cell>
          <table:table-cell table:style-name="ce26" table:formula="of:=[.$B$6]/[.$C43]" office:value-type="float" office:value="1.71877796052643" calcext:value-type="float">
            <text:p>1.72</text:p>
          </table:table-cell>
          <table:table-cell table:style-name="ce30" table:formula="of:=[.$B$7]/[.$C43]" office:value-type="float" office:value="1.81461019736854" calcext:value-type="float">
            <text:p>1.81</text:p>
          </table:table-cell>
          <table:table-cell table:number-columns-repeated="1017"/>
        </table:table-row>
        <table:table-row table:style-name="ro1">
          <table:table-cell office:value-type="float" office:value="1.625" calcext:value-type="float">
            <text:p>1.625</text:p>
          </table:table-cell>
          <table:table-cell table:formula="of:=([.$A44]-[.$B$4])/2" office:value-type="float" office:value="0.06446850393701" calcext:value-type="float">
            <text:p>0.0645</text:p>
          </table:table-cell>
          <table:table-cell table:style-name="ce16" table:formula="of:=([.$B$5]*[.$B$4])/(2*[.$B44])" office:value-type="float" office:value="34809.1603053423" calcext:value-type="float">
            <text:p>34,809</text:p>
          </table:table-cell>
          <table:table-cell table:style-name="ce21" table:formula="of:=(2*[.$B$6]*[.$B44])/[.$A44]" office:value-type="float" office:value="9213.08479709297" calcext:value-type="float">
            <text:p>9,213</text:p>
          </table:table-cell>
          <table:table-cell table:style-name="ce21" table:formula="of:=(2*[.$B$7]*[.$B44])/[.$A44]" office:value-type="float" office:value="9726.76983646307" calcext:value-type="float">
            <text:p>9,727</text:p>
          </table:table-cell>
          <table:table-cell table:style-name="ce26" table:formula="of:=[.$B$6]/[.$C44]" office:value-type="float" office:value="3.33570241228082" calcext:value-type="float">
            <text:p>3.34</text:p>
          </table:table-cell>
          <table:table-cell table:style-name="ce30" table:formula="of:=[.$B$7]/[.$C44]" office:value-type="float" office:value="3.52168793859662" calcext:value-type="float">
            <text:p>3.52</text:p>
          </table:table-cell>
          <table:table-cell table:number-columns-repeated="1017"/>
        </table:table-row>
        <table:table-row table:style-name="ro1">
          <table:table-cell office:value-type="float" office:value="1.6875" calcext:value-type="float">
            <text:p>1.688</text:p>
          </table:table-cell>
          <table:table-cell table:formula="of:=([.$A45]-[.$B$4])/2" office:value-type="float" office:value="0.09571850393701" calcext:value-type="float">
            <text:p>0.0957</text:p>
          </table:table-cell>
          <table:table-cell table:style-name="ce16" table:formula="of:=([.$B$5]*[.$B$4])/(2*[.$B45])" office:value-type="float" office:value="23444.7300771202" calcext:value-type="float">
            <text:p>23,445</text:p>
          </table:table-cell>
          <table:table-cell table:style-name="ce21" table:formula="of:=(2*[.$B$6]*[.$B45])/[.$A45]" office:value-type="float" office:value="13172.3409157192" calcext:value-type="float">
            <text:p>13,172</text:p>
          </table:table-cell>
          <table:table-cell table:style-name="ce21" table:formula="of:=(2*[.$B$7]*[.$B45])/[.$A45]" office:value-type="float" office:value="13906.7783610385" calcext:value-type="float">
            <text:p>13,907</text:p>
          </table:table-cell>
          <table:table-cell table:style-name="ce26" table:formula="of:=[.$B$6]/[.$C45]" office:value-type="float" office:value="4.95262686403521" calcext:value-type="float">
            <text:p>4.95</text:p>
          </table:table-cell>
          <table:table-cell table:style-name="ce30" table:formula="of:=[.$B$7]/[.$C45]" office:value-type="float" office:value="5.22876567982469" calcext:value-type="float">
            <text:p>5.23</text:p>
          </table:table-cell>
          <table:table-cell table:number-columns-repeated="1017"/>
        </table:table-row>
        <table:table-row table:style-name="ro1">
          <table:table-cell office:value-type="float" office:value="1.75" calcext:value-type="float">
            <text:p>1.750</text:p>
          </table:table-cell>
          <table:table-cell table:formula="of:=([.$A46]-[.$B$4])/2" office:value-type="float" office:value="0.12696850393701" calcext:value-type="float">
            <text:p>0.1270</text:p>
          </table:table-cell>
          <table:table-cell table:style-name="ce16" table:formula="of:=([.$B$5]*[.$B$4])/(2*[.$B46])" office:value-type="float" office:value="17674.4186046508" calcext:value-type="float">
            <text:p>17,674</text:p>
          </table:table-cell>
          <table:table-cell table:style-name="ce21" table:formula="of:=(2*[.$B$6]*[.$B46])/[.$A46]" office:value-type="float" office:value="16848.793025872" calcext:value-type="float">
            <text:p>16,849</text:p>
          </table:table-cell>
          <table:table-cell table:style-name="ce21" table:formula="of:=(2*[.$B$7]*[.$B46])/[.$A46]" office:value-type="float" office:value="17788.2148481443" calcext:value-type="float">
            <text:p>17,788</text:p>
          </table:table-cell>
          <table:table-cell table:style-name="ce26" table:formula="of:=[.$B$6]/[.$C46]" office:value-type="float" office:value="6.5695513157896" calcext:value-type="float">
            <text:p>6.57</text:p>
          </table:table-cell>
          <table:table-cell table:style-name="ce30" table:formula="of:=[.$B$7]/[.$C46]" office:value-type="float" office:value="6.93584342105277" calcext:value-type="float">
            <text:p>6.94</text:p>
          </table:table-cell>
          <table:table-cell table:number-columns-repeated="1017"/>
        </table:table-row>
        <table:table-row table:style-name="ro1">
          <table:table-cell office:value-type="float" office:value="1.8125" calcext:value-type="float">
            <text:p>1.813</text:p>
          </table:table-cell>
          <table:table-cell table:formula="of:=([.$A47]-[.$B$4])/2" office:value-type="float" office:value="0.15821850393701" calcext:value-type="float">
            <text:p>0.1582</text:p>
          </table:table-cell>
          <table:table-cell table:style-name="ce16" table:formula="of:=([.$B$5]*[.$B$4])/(2*[.$B47])" office:value-type="float" office:value="14183.5147744943" calcext:value-type="float">
            <text:p>14,184</text:p>
          </table:table-cell>
          <table:table-cell table:style-name="ce21" table:formula="of:=(2*[.$B$6]*[.$B47])/[.$A47]" office:value-type="float" office:value="20271.6967146351" calcext:value-type="float">
            <text:p>20,272</text:p>
          </table:table-cell>
          <table:table-cell table:style-name="ce21" table:formula="of:=(2*[.$B$7]*[.$B47])/[.$A47]" office:value-type="float" office:value="21401.9660602772" calcext:value-type="float">
            <text:p>21,402</text:p>
          </table:table-cell>
          <table:table-cell table:style-name="ce26" table:formula="of:=[.$B$6]/[.$C47]" office:value-type="float" office:value="8.18647576754399" calcext:value-type="float">
            <text:p>8.19</text:p>
          </table:table-cell>
          <table:table-cell table:style-name="ce30" table:formula="of:=[.$B$7]/[.$C47]" office:value-type="float" office:value="8.64292116228084" calcext:value-type="float">
            <text:p>8.64</text:p>
          </table:table-cell>
          <table:table-cell table:number-columns-repeated="1017"/>
        </table:table-row>
        <table:table-row table:style-name="ro1">
          <table:table-cell office:value-type="float" office:value="1.875" calcext:value-type="float">
            <text:p>1.875</text:p>
          </table:table-cell>
          <table:table-cell table:formula="of:=([.$A48]-[.$B$4])/2" office:value-type="float" office:value="0.18946850393701" calcext:value-type="float">
            <text:p>0.1895</text:p>
          </table:table-cell>
          <table:table-cell table:style-name="ce16" table:formula="of:=([.$B$5]*[.$B$4])/(2*[.$B48])" office:value-type="float" office:value="11844.1558441557" calcext:value-type="float">
            <text:p>11,844</text:p>
          </table:table-cell>
          <table:table-cell table:style-name="ce21" table:formula="of:=(2*[.$B$6]*[.$B48])/[.$A48]" office:value-type="float" office:value="23466.4068241472" calcext:value-type="float">
            <text:p>23,466</text:p>
          </table:table-cell>
          <table:table-cell table:style-name="ce21" table:formula="of:=(2*[.$B$7]*[.$B48])/[.$A48]" office:value-type="float" office:value="24774.8005249347" calcext:value-type="float">
            <text:p>24,775</text:p>
          </table:table-cell>
          <table:table-cell table:style-name="ce26" table:formula="of:=[.$B$6]/[.$C48]" office:value-type="float" office:value="9.80340021929838" calcext:value-type="float">
            <text:p>9.80</text:p>
          </table:table-cell>
          <table:table-cell table:style-name="ce30" table:formula="of:=[.$B$7]/[.$C48]" office:value-type="float" office:value="10.3499989035089" calcext:value-type="float">
            <text:p>10.35</text:p>
          </table:table-cell>
          <table:table-cell table:number-columns-repeated="1017"/>
        </table:table-row>
        <table:table-row table:style-name="ro1">
          <table:table-cell office:value-type="float" office:value="1.9375" calcext:value-type="float">
            <text:p>1.938</text:p>
          </table:table-cell>
          <table:table-cell table:formula="of:=([.$A49]-[.$B$4])/2" office:value-type="float" office:value="0.22071850393701" calcext:value-type="float">
            <text:p>0.2207</text:p>
          </table:table-cell>
          <table:table-cell table:style-name="ce16" table:formula="of:=([.$B$5]*[.$B$4])/(2*[.$B49])" office:value-type="float" office:value="10167.2240802674" calcext:value-type="float">
            <text:p>10,167</text:p>
          </table:table-cell>
          <table:table-cell table:style-name="ce21" table:formula="of:=(2*[.$B$6]*[.$B49])/[.$A49]" office:value-type="float" office:value="26455.0066040135" calcext:value-type="float">
            <text:p>26,455</text:p>
          </table:table-cell>
          <table:table-cell table:style-name="ce21" table:formula="of:=(2*[.$B$7]*[.$B49])/[.$A49]" office:value-type="float" office:value="27930.0327660658" calcext:value-type="float">
            <text:p>27,930</text:p>
          </table:table-cell>
          <table:table-cell table:style-name="ce26" table:formula="of:=[.$B$6]/[.$C49]" office:value-type="float" office:value="11.4203246710528" calcext:value-type="float">
            <text:p>11.42</text:p>
          </table:table-cell>
          <table:table-cell table:style-name="ce30" table:formula="of:=[.$B$7]/[.$C49]" office:value-type="float" office:value="12.057076644737" calcext:value-type="float">
            <text:p>12.0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.000</text:p>
          </table:table-cell>
          <table:table-cell table:formula="of:=([.$A50]-[.$B$4])/2" office:value-type="float" office:value="0.25196850393701" calcext:value-type="float">
            <text:p>0.2520</text:p>
          </table:table-cell>
          <table:table-cell table:style-name="ce16" table:formula="of:=([.$B$5]*[.$B$4])/(2*[.$B50])" office:value-type="float" office:value="8906.2499999999" calcext:value-type="float">
            <text:p>8,906</text:p>
          </table:table-cell>
          <table:table-cell table:style-name="ce21" table:formula="of:=(2*[.$B$6]*[.$B50])/[.$A50]" office:value-type="float" office:value="29256.818897638" calcext:value-type="float">
            <text:p>29,257</text:p>
          </table:table-cell>
          <table:table-cell table:style-name="ce21" table:formula="of:=(2*[.$B$7]*[.$B50])/[.$A50]" office:value-type="float" office:value="30888.0629921262" calcext:value-type="float">
            <text:p>30,888</text:p>
          </table:table-cell>
          <table:table-cell table:style-name="ce26" table:formula="of:=[.$B$6]/[.$C50]" office:value-type="float" office:value="13.0372491228072" calcext:value-type="float">
            <text:p>13.04</text:p>
          </table:table-cell>
          <table:table-cell table:style-name="ce30" table:formula="of:=[.$B$7]/[.$C50]" office:value-type="float" office:value="13.7641543859651" calcext:value-type="float">
            <text:p>13.76</text:p>
          </table:table-cell>
          <table:table-cell table:number-columns-repeated="1017"/>
        </table:table-row>
        <table:table-row table:style-name="ro1">
          <table:table-cell office:value-type="float" office:value="2.0625" calcext:value-type="float">
            <text:p>2.063</text:p>
          </table:table-cell>
          <table:table-cell table:formula="of:=([.$A51]-[.$B$4])/2" office:value-type="float" office:value="0.28321850393701" calcext:value-type="float">
            <text:p>0.2832</text:p>
          </table:table-cell>
          <table:table-cell table:style-name="ce16" table:formula="of:=([.$B$5]*[.$B$4])/(2*[.$B51])" office:value-type="float" office:value="7923.54474370105" calcext:value-type="float">
            <text:p>7,924</text:p>
          </table:table-cell>
          <table:table-cell table:style-name="ce21" table:formula="of:=(2*[.$B$6]*[.$B51])/[.$A51]" office:value-type="float" office:value="31888.8243855884" calcext:value-type="float">
            <text:p>31,889</text:p>
          </table:table-cell>
          <table:table-cell table:style-name="ce21" table:formula="of:=(2*[.$B$7]*[.$B51])/[.$A51]" office:value-type="float" office:value="33666.8186590315" calcext:value-type="float">
            <text:p>33,667</text:p>
          </table:table-cell>
          <table:table-cell table:style-name="ce26" table:formula="of:=[.$B$6]/[.$C51]" office:value-type="float" office:value="14.6541735745616" calcext:value-type="float">
            <text:p>14.65</text:p>
          </table:table-cell>
          <table:table-cell table:style-name="ce30" table:formula="of:=[.$B$7]/[.$C51]" office:value-type="float" office:value="15.4712321271931" calcext:value-type="float">
            <text:p>15.47</text:p>
          </table:table-cell>
          <table:table-cell table:number-columns-repeated="1017"/>
        </table:table-row>
        <table:table-row table:style-name="ro1">
          <table:table-cell office:value-type="float" office:value="2.125" calcext:value-type="float">
            <text:p>2.125</text:p>
          </table:table-cell>
          <table:table-cell table:formula="of:=([.$A52]-[.$B$4])/2" office:value-type="float" office:value="0.31446850393701" calcext:value-type="float">
            <text:p>0.3145</text:p>
          </table:table-cell>
          <table:table-cell table:style-name="ce16" table:formula="of:=([.$B$5]*[.$B$4])/(2*[.$B52])" office:value-type="float" office:value="7136.15023474172" calcext:value-type="float">
            <text:p>7,136</text:p>
          </table:table-cell>
          <table:table-cell table:style-name="ce21" table:formula="of:=(2*[.$B$6]*[.$B52])/[.$A52]" office:value-type="float" office:value="34366.0060213064" calcext:value-type="float">
            <text:p>34,366</text:p>
          </table:table-cell>
          <table:table-cell table:style-name="ce21" table:formula="of:=(2*[.$B$7]*[.$B52])/[.$A52]" office:value-type="float" office:value="36282.1181102365" calcext:value-type="float">
            <text:p>36,282</text:p>
          </table:table-cell>
          <table:table-cell table:style-name="ce26" table:formula="of:=[.$B$6]/[.$C52]" office:value-type="float" office:value="16.2710980263159" calcext:value-type="float">
            <text:p>16.27</text:p>
          </table:table-cell>
          <table:table-cell table:style-name="ce30" table:formula="of:=[.$B$7]/[.$C52]" office:value-type="float" office:value="17.1783098684212" calcext:value-type="float">
            <text:p>17.18</text:p>
          </table:table-cell>
          <table:table-cell table:number-columns-repeated="1017"/>
        </table:table-row>
        <table:table-row table:style-name="ro1">
          <table:table-cell office:value-type="float" office:value="2.1875" calcext:value-type="float">
            <text:p>2.188</text:p>
          </table:table-cell>
          <table:table-cell table:formula="of:=([.$A53]-[.$B$4])/2" office:value-type="float" office:value="0.34571850393701" calcext:value-type="float">
            <text:p>0.3457</text:p>
          </table:table-cell>
          <table:table-cell table:style-name="ce16" table:formula="of:=([.$B$5]*[.$B$4])/(2*[.$B53])" office:value-type="float" office:value="6491.10320284692" calcext:value-type="float">
            <text:p>6,491</text:p>
          </table:table-cell>
          <table:table-cell table:style-name="ce21" table:formula="of:=(2*[.$B$6]*[.$B53])/[.$A53]" office:value-type="float" office:value="36701.6344206976" calcext:value-type="float">
            <text:p>36,702</text:p>
          </table:table-cell>
          <table:table-cell table:style-name="ce21" table:formula="of:=(2*[.$B$7]*[.$B53])/[.$A53]" office:value-type="float" office:value="38747.9718785154" calcext:value-type="float">
            <text:p>38,748</text:p>
          </table:table-cell>
          <table:table-cell table:style-name="ce26" table:formula="of:=[.$B$6]/[.$C53]" office:value-type="float" office:value="17.8880224780703" calcext:value-type="float">
            <text:p>17.89</text:p>
          </table:table-cell>
          <table:table-cell table:style-name="ce30" table:formula="of:=[.$B$7]/[.$C53]" office:value-type="float" office:value="18.8853876096493" calcext:value-type="float">
            <text:p>18.89</text:p>
          </table:table-cell>
          <table:table-cell table:number-columns-repeated="1017"/>
        </table:table-row>
        <table:table-row table:style-name="ro1">
          <table:table-cell office:value-type="float" office:value="2.25" calcext:value-type="float">
            <text:p>2.250</text:p>
          </table:table-cell>
          <table:table-cell table:formula="of:=([.$A54]-[.$B$4])/2" office:value-type="float" office:value="0.37696850393701" calcext:value-type="float">
            <text:p>0.3770</text:p>
          </table:table-cell>
          <table:table-cell table:style-name="ce16" table:formula="of:=([.$B$5]*[.$B$4])/(2*[.$B54])" office:value-type="float" office:value="5953.00261096601" calcext:value-type="float">
            <text:p>5,953</text:p>
          </table:table-cell>
          <table:table-cell table:style-name="ce21" table:formula="of:=(2*[.$B$6]*[.$B54])/[.$A54]" office:value-type="float" office:value="38907.5056867894" calcext:value-type="float">
            <text:p>38,908</text:p>
          </table:table-cell>
          <table:table-cell table:style-name="ce21" table:formula="of:=(2*[.$B$7]*[.$B54])/[.$A54]" office:value-type="float" office:value="41076.8337707789" calcext:value-type="float">
            <text:p>41,077</text:p>
          </table:table-cell>
          <table:table-cell table:style-name="ce26" table:formula="of:=[.$B$6]/[.$C54]" office:value-type="float" office:value="19.5049469298247" calcext:value-type="float">
            <text:p>19.50</text:p>
          </table:table-cell>
          <table:table-cell table:style-name="ce30" table:formula="of:=[.$B$7]/[.$C54]" office:value-type="float" office:value="20.5924653508774" calcext:value-type="float">
            <text:p>20.59</text:p>
          </table:table-cell>
          <table:table-cell table:number-columns-repeated="1017"/>
        </table:table-row>
        <table:table-row table:style-name="ro1">
          <table:table-cell office:value-type="float" office:value="2.3125" calcext:value-type="float">
            <text:p>2.313</text:p>
          </table:table-cell>
          <table:table-cell table:formula="of:=([.$A55]-[.$B$4])/2" office:value-type="float" office:value="0.40821850393701" calcext:value-type="float">
            <text:p>0.4082</text:p>
          </table:table-cell>
          <table:table-cell table:style-name="ce16" table:formula="of:=([.$B$5]*[.$B$4])/(2*[.$B55])" office:value-type="float" office:value="5497.28752260393" calcext:value-type="float">
            <text:p>5,497</text:p>
          </table:table-cell>
          <table:table-cell table:style-name="ce21" table:formula="of:=(2*[.$B$6]*[.$B55])/[.$A55]" office:value-type="float" office:value="40994.1406682275" calcext:value-type="float">
            <text:p>40,994</text:p>
          </table:table-cell>
          <table:table-cell table:style-name="ce21" table:formula="of:=(2*[.$B$7]*[.$B55])/[.$A55]" office:value-type="float" office:value="43279.8112364335" calcext:value-type="float">
            <text:p>43,280</text:p>
          </table:table-cell>
          <table:table-cell table:style-name="ce26" table:formula="of:=[.$B$6]/[.$C55]" office:value-type="float" office:value="21.1218713815791" calcext:value-type="float">
            <text:p>21.12</text:p>
          </table:table-cell>
          <table:table-cell table:style-name="ce30" table:formula="of:=[.$B$7]/[.$C55]" office:value-type="float" office:value="22.2995430921054" calcext:value-type="float">
            <text:p>22.30</text:p>
          </table:table-cell>
          <table:table-cell table:number-columns-repeated="1017"/>
        </table:table-row>
        <table:table-row table:style-name="ro1">
          <table:table-cell office:value-type="float" office:value="2.375" calcext:value-type="float">
            <text:p>2.375</text:p>
          </table:table-cell>
          <table:table-cell table:formula="of:=([.$A56]-[.$B$4])/2" office:value-type="float" office:value="0.43946850393701" calcext:value-type="float">
            <text:p>0.4395</text:p>
          </table:table-cell>
          <table:table-cell table:style-name="ce16" table:formula="of:=([.$B$5]*[.$B$4])/(2*[.$B56])" office:value-type="float" office:value="5106.38297872337" calcext:value-type="float">
            <text:p>5,106</text:p>
          </table:table-cell>
          <table:table-cell table:style-name="ce21" table:formula="of:=(2*[.$B$6]*[.$B56])/[.$A56]" office:value-type="float" office:value="42970.9527559057" calcext:value-type="float">
            <text:p>42,971</text:p>
          </table:table-cell>
          <table:table-cell table:style-name="ce21" table:formula="of:=(2*[.$B$7]*[.$B56])/[.$A56]" office:value-type="float" office:value="45366.8425196853" calcext:value-type="float">
            <text:p>45,367</text:p>
          </table:table-cell>
          <table:table-cell table:style-name="ce26" table:formula="of:=[.$B$6]/[.$C56]" office:value-type="float" office:value="22.7387958333335" calcext:value-type="float">
            <text:p>22.74</text:p>
          </table:table-cell>
          <table:table-cell table:style-name="ce30" table:formula="of:=[.$B$7]/[.$C56]" office:value-type="float" office:value="24.0066208333335" calcext:value-type="float">
            <text:p>24.01</text:p>
          </table:table-cell>
          <table:table-cell table:number-columns-repeated="1017"/>
        </table:table-row>
        <table:table-row table:style-name="ro1">
          <table:table-cell office:value-type="float" office:value="2.4375" calcext:value-type="float">
            <text:p>2.438</text:p>
          </table:table-cell>
          <table:table-cell table:formula="of:=([.$A57]-[.$B$4])/2" office:value-type="float" office:value="0.47071850393701" calcext:value-type="float">
            <text:p>0.4707</text:p>
          </table:table-cell>
          <table:table-cell table:style-name="ce16" table:formula="of:=([.$B$5]*[.$B$4])/(2*[.$B57])" office:value-type="float" office:value="4767.38107684262" calcext:value-type="float">
            <text:p>4,767</text:p>
          </table:table-cell>
          <table:table-cell table:style-name="ce21" table:formula="of:=(2*[.$B$6]*[.$B57])/[.$A57]" office:value-type="float" office:value="44846.3898647286" calcext:value-type="float">
            <text:p>44,846</text:p>
          </table:table-cell>
          <table:table-cell table:style-name="ce21" table:formula="of:=(2*[.$B$7]*[.$B57])/[.$A57]" office:value-type="float" office:value="47346.8465576421" calcext:value-type="float">
            <text:p>47,347</text:p>
          </table:table-cell>
          <table:table-cell table:style-name="ce26" table:formula="of:=[.$B$6]/[.$C57]" office:value-type="float" office:value="24.3557202850879" calcext:value-type="float">
            <text:p>24.36</text:p>
          </table:table-cell>
          <table:table-cell table:style-name="ce30" table:formula="of:=[.$B$7]/[.$C57]" office:value-type="float" office:value="25.7136985745616" calcext:value-type="float">
            <text:p>25.71</text:p>
          </table:table-cell>
          <table:table-cell table:number-columns-repeated="1017"/>
        </table:table-row>
        <table:table-row table:style-name="ro1">
          <table:table-cell office:value-type="float" office:value="2.5" calcext:value-type="float">
            <text:p>2.500</text:p>
          </table:table-cell>
          <table:table-cell table:formula="of:=([.$A58]-[.$B$4])/2" office:value-type="float" office:value="0.50196850393701" calcext:value-type="float">
            <text:p>0.5020</text:p>
          </table:table-cell>
          <table:table-cell table:style-name="ce16" table:formula="of:=([.$B$5]*[.$B$4])/(2*[.$B58])" office:value-type="float" office:value="4470.58823529409" calcext:value-type="float">
            <text:p>4,471</text:p>
          </table:table-cell>
          <table:table-cell table:style-name="ce21" table:formula="of:=(2*[.$B$6]*[.$B58])/[.$A58]" office:value-type="float" office:value="46628.0551181104" calcext:value-type="float">
            <text:p>46,628</text:p>
          </table:table-cell>
          <table:table-cell table:style-name="ce21" table:formula="of:=(2*[.$B$7]*[.$B58])/[.$A58]" office:value-type="float" office:value="49227.850393701" calcext:value-type="float">
            <text:p>49,228</text:p>
          </table:table-cell>
          <table:table-cell table:style-name="ce26" table:formula="of:=[.$B$6]/[.$C58]" office:value-type="float" office:value="25.9726447368423" calcext:value-type="float">
            <text:p>25.97</text:p>
          </table:table-cell>
          <table:table-cell table:style-name="ce30" table:formula="of:=[.$B$7]/[.$C58]" office:value-type="float" office:value="27.4207763157897" calcext:value-type="float">
            <text:p>27.42</text:p>
          </table:table-cell>
          <table:table-cell table:number-columns-repeated="1017"/>
        </table:table-row>
        <table:table-row table:style-name="ro1">
          <table:table-cell office:value-type="float" office:value="2.5625" calcext:value-type="float">
            <text:p>2.563</text:p>
          </table:table-cell>
          <table:table-cell table:formula="of:=([.$A59]-[.$B$4])/2" office:value-type="float" office:value="0.53321850393701" calcext:value-type="float">
            <text:p>0.5332</text:p>
          </table:table-cell>
          <table:table-cell table:style-name="ce16" table:formula="of:=([.$B$5]*[.$B$4])/(2*[.$B59])" office:value-type="float" office:value="4208.58329487768" calcext:value-type="float">
            <text:p>4,209</text:p>
          </table:table-cell>
          <table:table-cell table:style-name="ce21" table:formula="of:=(2*[.$B$6]*[.$B59])/[.$A59]" office:value-type="float" office:value="48322.8098713273" calcext:value-type="float">
            <text:p>48,323</text:p>
          </table:table-cell>
          <table:table-cell table:style-name="ce21" table:formula="of:=(2*[.$B$7]*[.$B59])/[.$A59]" office:value-type="float" office:value="51017.0979450741" calcext:value-type="float">
            <text:p>51,017</text:p>
          </table:table-cell>
          <table:table-cell table:style-name="ce26" table:formula="of:=[.$B$6]/[.$C59]" office:value-type="float" office:value="27.5895691885967" calcext:value-type="float">
            <text:p>27.59</text:p>
          </table:table-cell>
          <table:table-cell table:style-name="ce30" table:formula="of:=[.$B$7]/[.$C59]" office:value-type="float" office:value="29.1278540570177" calcext:value-type="float">
            <text:p>29.13</text:p>
          </table:table-cell>
          <table:table-cell table:number-columns-repeated="1017"/>
        </table:table-row>
        <table:table-row table:style-name="ro1">
          <table:table-cell office:value-type="float" office:value="2.625" calcext:value-type="float">
            <text:p>2.625</text:p>
          </table:table-cell>
          <table:table-cell table:formula="of:=([.$A60]-[.$B$4])/2" office:value-type="float" office:value="0.56446850393701" calcext:value-type="float">
            <text:p>0.5645</text:p>
          </table:table-cell>
          <table:table-cell table:style-name="ce16" table:formula="of:=([.$B$5]*[.$B$4])/(2*[.$B60])" office:value-type="float" office:value="3975.5884917175" calcext:value-type="float">
            <text:p>3,976</text:p>
          </table:table-cell>
          <table:table-cell table:style-name="ce21" table:formula="of:=(2*[.$B$6]*[.$B60])/[.$A60]" office:value-type="float" office:value="49936.862017248" calcext:value-type="float">
            <text:p>49,937</text:p>
          </table:table-cell>
          <table:table-cell table:style-name="ce21" table:formula="of:=(2*[.$B$7]*[.$B60])/[.$A60]" office:value-type="float" office:value="52721.1432320962" calcext:value-type="float">
            <text:p>52,721</text:p>
          </table:table-cell>
          <table:table-cell table:style-name="ce26" table:formula="of:=[.$B$6]/[.$C60]" office:value-type="float" office:value="29.2064936403511" calcext:value-type="float">
            <text:p>29.21</text:p>
          </table:table-cell>
          <table:table-cell table:style-name="ce30" table:formula="of:=[.$B$7]/[.$C60]" office:value-type="float" office:value="30.8349317982458" calcext:value-type="float">
            <text:p>30.83</text:p>
          </table:table-cell>
          <table:table-cell table:number-columns-repeated="1017"/>
        </table:table-row>
        <table:table-row table:style-name="ro1">
          <table:table-cell office:value-type="float" office:value="2.6875" calcext:value-type="float">
            <text:p>2.688</text:p>
          </table:table-cell>
          <table:table-cell table:formula="of:=([.$A61]-[.$B$4])/2" office:value-type="float" office:value="0.59571850393701" calcext:value-type="float">
            <text:p>0.5957</text:p>
          </table:table-cell>
          <table:table-cell table:style-name="ce16" table:formula="of:=([.$B$5]*[.$B$4])/(2*[.$B61])" office:value-type="float" office:value="3767.03841387854" calcext:value-type="float">
            <text:p>3,767</text:p>
          </table:table-cell>
          <table:table-cell table:style-name="ce21" table:formula="of:=(2*[.$B$6]*[.$B61])/[.$A61]" office:value-type="float" office:value="51475.8419703353" calcext:value-type="float">
            <text:p>51,476</text:p>
          </table:table-cell>
          <table:table-cell table:style-name="ce21" table:formula="of:=(2*[.$B$7]*[.$B61])/[.$A61]" office:value-type="float" office:value="54345.9305987916" calcext:value-type="float">
            <text:p>54,346</text:p>
          </table:table-cell>
          <table:table-cell table:style-name="ce26" table:formula="of:=[.$B$6]/[.$C61]" office:value-type="float" office:value="30.8234180921055" calcext:value-type="float">
            <text:p>30.82</text:p>
          </table:table-cell>
          <table:table-cell table:style-name="ce30" table:formula="of:=[.$B$7]/[.$C61]" office:value-type="float" office:value="32.5420095394739" calcext:value-type="float">
            <text:p>32.54</text:p>
          </table:table-cell>
          <table:table-cell table:number-columns-repeated="1017"/>
        </table:table-row>
        <table:table-row table:style-name="ro1">
          <table:table-cell office:value-type="float" office:value="2.75" calcext:value-type="float">
            <text:p>2.750</text:p>
          </table:table-cell>
          <table:table-cell table:formula="of:=([.$A62]-[.$B$4])/2" office:value-type="float" office:value="0.62696850393701" calcext:value-type="float">
            <text:p>0.6270</text:p>
          </table:table-cell>
          <table:table-cell table:style-name="ce16" table:formula="of:=([.$B$5]*[.$B$4])/(2*[.$B62])" office:value-type="float" office:value="3579.27786499213" calcext:value-type="float">
            <text:p>3,579</text:p>
          </table:table-cell>
          <table:table-cell table:style-name="ce21" table:formula="of:=(2*[.$B$6]*[.$B62])/[.$A62]" office:value-type="float" office:value="52944.8682891913" calcext:value-type="float">
            <text:p>52,945</text:p>
          </table:table-cell>
          <table:table-cell table:style-name="ce21" table:formula="of:=(2*[.$B$7]*[.$B62])/[.$A62]" office:value-type="float" office:value="55896.8639942736" calcext:value-type="float">
            <text:p>55,897</text:p>
          </table:table-cell>
          <table:table-cell table:style-name="ce26" table:formula="of:=[.$B$6]/[.$C62]" office:value-type="float" office:value="32.4403425438598" calcext:value-type="float">
            <text:p>32.44</text:p>
          </table:table-cell>
          <table:table-cell table:style-name="ce30" table:formula="of:=[.$B$7]/[.$C62]" office:value-type="float" office:value="34.249087280702" calcext:value-type="float">
            <text:p>34.25</text:p>
          </table:table-cell>
          <table:table-cell table:number-columns-repeated="1017"/>
        </table:table-row>
        <table:table-row table:style-name="ro1">
          <table:table-cell office:value-type="float" office:value="2.8125" calcext:value-type="float">
            <text:p>2.813</text:p>
          </table:table-cell>
          <table:table-cell table:formula="of:=([.$A63]-[.$B$4])/2" office:value-type="float" office:value="0.65821850393701" calcext:value-type="float">
            <text:p>0.6582</text:p>
          </table:table-cell>
          <table:table-cell table:style-name="ce16" table:formula="of:=([.$B$5]*[.$B$4])/(2*[.$B63])" office:value-type="float" office:value="3409.3457943925" calcext:value-type="float">
            <text:p>3,409</text:p>
          </table:table-cell>
          <table:table-cell table:style-name="ce21" table:formula="of:=(2*[.$B$6]*[.$B63])/[.$A63]" office:value-type="float" office:value="54348.6045494315" calcext:value-type="float">
            <text:p>54,349</text:p>
          </table:table-cell>
          <table:table-cell table:style-name="ce21" table:formula="of:=(2*[.$B$7]*[.$B63])/[.$A63]" office:value-type="float" office:value="57378.8670166231" calcext:value-type="float">
            <text:p>57,379</text:p>
          </table:table-cell>
          <table:table-cell table:style-name="ce26" table:formula="of:=[.$B$6]/[.$C63]" office:value-type="float" office:value="34.0572669956142" calcext:value-type="float">
            <text:p>34.06</text:p>
          </table:table-cell>
          <table:table-cell table:style-name="ce30" table:formula="of:=[.$B$7]/[.$C63]" office:value-type="float" office:value="35.95616502193" calcext:value-type="float">
            <text:p>35.96</text:p>
          </table:table-cell>
          <table:table-cell table:number-columns-repeated="1017"/>
        </table:table-row>
        <table:table-row table:style-name="ro1">
          <table:table-cell office:value-type="float" office:value="2.875" calcext:value-type="float">
            <text:p>2.875</text:p>
          </table:table-cell>
          <table:table-cell table:formula="of:=([.$A64]-[.$B$4])/2" office:value-type="float" office:value="0.68946850393701" calcext:value-type="float">
            <text:p>0.6895</text:p>
          </table:table-cell>
          <table:table-cell table:style-name="ce16" table:formula="of:=([.$B$5]*[.$B$4])/(2*[.$B64])" office:value-type="float" office:value="3254.81798715202" calcext:value-type="float">
            <text:p>3,255</text:p>
          </table:table-cell>
          <table:table-cell table:style-name="ce21" table:formula="of:=(2*[.$B$6]*[.$B64])/[.$A64]" office:value-type="float" office:value="55691.3087983569" calcext:value-type="float">
            <text:p>55,691</text:p>
          </table:table-cell>
          <table:table-cell table:style-name="ce21" table:formula="of:=(2*[.$B$7]*[.$B64])/[.$A64]" office:value-type="float" office:value="58796.4351249574" calcext:value-type="float">
            <text:p>58,796</text:p>
          </table:table-cell>
          <table:table-cell table:style-name="ce26" table:formula="of:=[.$B$6]/[.$C64]" office:value-type="float" office:value="35.6741914473686" calcext:value-type="float">
            <text:p>35.67</text:p>
          </table:table-cell>
          <table:table-cell table:style-name="ce30" table:formula="of:=[.$B$7]/[.$C64]" office:value-type="float" office:value="37.6632427631581" calcext:value-type="float">
            <text:p>37.66</text:p>
          </table:table-cell>
          <table:table-cell table:number-columns-repeated="1017"/>
        </table:table-row>
        <table:table-row table:style-name="ro1">
          <table:table-cell office:value-type="float" office:value="2.9375" calcext:value-type="float">
            <text:p>2.938</text:p>
          </table:table-cell>
          <table:table-cell table:formula="of:=([.$A65]-[.$B$4])/2" office:value-type="float" office:value="0.72071850393701" calcext:value-type="float">
            <text:p>0.7207</text:p>
          </table:table-cell>
          <table:table-cell table:style-name="ce16" table:formula="of:=([.$B$5]*[.$B$4])/(2*[.$B65])" office:value-type="float" office:value="3113.69067941275" calcext:value-type="float">
            <text:p>3,114</text:p>
          </table:table-cell>
          <table:table-cell table:style-name="ce21" table:formula="of:=(2*[.$B$6]*[.$B65])/[.$A65]" office:value-type="float" office:value="56976.8766962642" calcext:value-type="float">
            <text:p>56,977</text:p>
          </table:table-cell>
          <table:table-cell table:style-name="ce21" table:formula="of:=(2*[.$B$7]*[.$B65])/[.$A65]" office:value-type="float" office:value="60153.6811861285" calcext:value-type="float">
            <text:p>60,154</text:p>
          </table:table-cell>
          <table:table-cell table:style-name="ce26" table:formula="of:=[.$B$6]/[.$C65]" office:value-type="float" office:value="37.291115899123" calcext:value-type="float">
            <text:p>37.29</text:p>
          </table:table-cell>
          <table:table-cell table:style-name="ce30" table:formula="of:=[.$B$7]/[.$C65]" office:value-type="float" office:value="39.3703205043862" calcext:value-type="float">
            <text:p>39.3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.000</text:p>
          </table:table-cell>
          <table:table-cell table:formula="of:=([.$A66]-[.$B$4])/2" office:value-type="float" office:value="0.75196850393701" calcext:value-type="float">
            <text:p>0.7520</text:p>
          </table:table-cell>
          <table:table-cell table:style-name="ce16" table:formula="of:=([.$B$5]*[.$B$4])/(2*[.$B66])" office:value-type="float" office:value="2984.29319371726" calcext:value-type="float">
            <text:p>2,984</text:p>
          </table:table-cell>
          <table:table-cell table:style-name="ce21" table:formula="of:=(2*[.$B$6]*[.$B66])/[.$A66]" office:value-type="float" office:value="58208.879265092" calcext:value-type="float">
            <text:p>58,209</text:p>
          </table:table-cell>
          <table:table-cell table:style-name="ce21" table:formula="of:=(2*[.$B$7]*[.$B66])/[.$A66]" office:value-type="float" office:value="61454.3753280842" calcext:value-type="float">
            <text:p>61,454</text:p>
          </table:table-cell>
          <table:table-cell table:style-name="ce26" table:formula="of:=[.$B$6]/[.$C66]" office:value-type="float" office:value="38.9080403508774" calcext:value-type="float">
            <text:p>38.91</text:p>
          </table:table-cell>
          <table:table-cell table:style-name="ce30" table:formula="of:=[.$B$7]/[.$C66]" office:value-type="float" office:value="41.0773982456143" calcext:value-type="float">
            <text:p>41.08</text:p>
          </table:table-cell>
          <table:table-cell table:number-columns-repeated="1017"/>
        </table:table-row>
        <table:table-row table:style-name="ro1">
          <table:table-cell office:value-type="float" office:value="3.0625" calcext:value-type="float">
            <text:p>3.063</text:p>
          </table:table-cell>
          <table:table-cell table:formula="of:=([.$A67]-[.$B$4])/2" office:value-type="float" office:value="0.78321850393701" calcext:value-type="float">
            <text:p>0.7832</text:p>
          </table:table-cell>
          <table:table-cell table:style-name="ce16" table:formula="of:=([.$B$5]*[.$B$4])/(2*[.$B67])" office:value-type="float" office:value="2865.22148916115" calcext:value-type="float">
            <text:p>2,865</text:p>
          </table:table-cell>
          <table:table-cell table:style-name="ce21" table:formula="of:=(2*[.$B$6]*[.$B67])/[.$A67]" office:value-type="float" office:value="59390.596014784" calcext:value-type="float">
            <text:p>59,391</text:p>
          </table:table-cell>
          <table:table-cell table:style-name="ce21" table:formula="of:=(2*[.$B$7]*[.$B67])/[.$A67]" office:value-type="float" office:value="62701.9799132253" calcext:value-type="float">
            <text:p>62,702</text:p>
          </table:table-cell>
          <table:table-cell table:style-name="ce26" table:formula="of:=[.$B$6]/[.$C67]" office:value-type="float" office:value="40.5249648026318" calcext:value-type="float">
            <text:p>40.52</text:p>
          </table:table-cell>
          <table:table-cell table:style-name="ce30" table:formula="of:=[.$B$7]/[.$C67]" office:value-type="float" office:value="42.7844759868423" calcext:value-type="float">
            <text:p>42.78</text:p>
          </table:table-cell>
          <table:table-cell table:number-columns-repeated="1017"/>
        </table:table-row>
        <table:table-row table:style-name="ro1">
          <table:table-cell office:value-type="float" office:value="3.125" calcext:value-type="float">
            <text:p>3.125</text:p>
          </table:table-cell>
          <table:table-cell table:formula="of:=([.$A68]-[.$B$4])/2" office:value-type="float" office:value="0.81446850393701" calcext:value-type="float">
            <text:p>0.8145</text:p>
          </table:table-cell>
          <table:table-cell table:style-name="ce16" table:formula="of:=([.$B$5]*[.$B$4])/(2*[.$B68])" office:value-type="float" office:value="2755.28700906343" calcext:value-type="float">
            <text:p>2,755</text:p>
          </table:table-cell>
          <table:table-cell table:style-name="ce21" table:formula="of:=(2*[.$B$6]*[.$B68])/[.$A68]" office:value-type="float" office:value="60525.0440944884" calcext:value-type="float">
            <text:p>60,525</text:p>
          </table:table-cell>
          <table:table-cell table:style-name="ce21" table:formula="of:=(2*[.$B$7]*[.$B68])/[.$A68]" office:value-type="float" office:value="63899.6803149608" calcext:value-type="float">
            <text:p>63,900</text:p>
          </table:table-cell>
          <table:table-cell table:style-name="ce26" table:formula="of:=[.$B$6]/[.$C68]" office:value-type="float" office:value="42.1418892543862" calcext:value-type="float">
            <text:p>42.14</text:p>
          </table:table-cell>
          <table:table-cell table:style-name="ce30" table:formula="of:=[.$B$7]/[.$C68]" office:value-type="float" office:value="44.4915537280704" calcext:value-type="float">
            <text:p>44.49</text:p>
          </table:table-cell>
          <table:table-cell table:number-columns-repeated="1017"/>
        </table:table-row>
        <table:table-row table:style-name="ro1">
          <table:table-cell office:value-type="float" office:value="3.1875" calcext:value-type="float">
            <text:p>3.188</text:p>
          </table:table-cell>
          <table:table-cell table:formula="of:=([.$A69]-[.$B$4])/2" office:value-type="float" office:value="0.84571850393701" calcext:value-type="float">
            <text:p>0.8457</text:p>
          </table:table-cell>
          <table:table-cell table:style-name="ce16" table:formula="of:=([.$B$5]*[.$B$4])/(2*[.$B69])" office:value-type="float" office:value="2653.4768693628" calcext:value-type="float">
            <text:p>2,653</text:p>
          </table:table-cell>
          <table:table-cell table:style-name="ce21" table:formula="of:=(2*[.$B$6]*[.$B69])/[.$A69]" office:value-type="float" office:value="61615.0040142043" calcext:value-type="float">
            <text:p>61,615</text:p>
          </table:table-cell>
          <table:table-cell table:style-name="ce21" table:formula="of:=(2*[.$B$7]*[.$B69])/[.$A69]" office:value-type="float" office:value="65050.412073491" calcext:value-type="float">
            <text:p>65,050</text:p>
          </table:table-cell>
          <table:table-cell table:style-name="ce26" table:formula="of:=[.$B$6]/[.$C69]" office:value-type="float" office:value="43.7588137061406" calcext:value-type="float">
            <text:p>43.76</text:p>
          </table:table-cell>
          <table:table-cell table:style-name="ce30" table:formula="of:=[.$B$7]/[.$C69]" office:value-type="float" office:value="46.1986314692985" calcext:value-type="float">
            <text:p>46.20</text:p>
          </table:table-cell>
          <table:table-cell table:number-columns-repeated="1017"/>
        </table:table-row>
        <table:table-row table:style-name="ro1">
          <table:table-cell office:value-type="float" office:value="3.25" calcext:value-type="float">
            <text:p>3.250</text:p>
          </table:table-cell>
          <table:table-cell table:formula="of:=([.$A70]-[.$B$4])/2" office:value-type="float" office:value="0.87696850393701" calcext:value-type="float">
            <text:p>0.8770</text:p>
          </table:table-cell>
          <table:table-cell table:style-name="ce16" table:formula="of:=([.$B$5]*[.$B$4])/(2*[.$B70])" office:value-type="float" office:value="2558.92255892255" calcext:value-type="float">
            <text:p>2,559</text:p>
          </table:table-cell>
          <table:table-cell table:style-name="ce21" table:formula="of:=(2*[.$B$6]*[.$B70])/[.$A70]" office:value-type="float" office:value="62663.0423985465" calcext:value-type="float">
            <text:p>62,663</text:p>
          </table:table-cell>
          <table:table-cell table:style-name="ce21" table:formula="of:=(2*[.$B$7]*[.$B70])/[.$A70]" office:value-type="float" office:value="66156.8849182315" calcext:value-type="float">
            <text:p>66,157</text:p>
          </table:table-cell>
          <table:table-cell table:style-name="ce26" table:formula="of:=[.$B$6]/[.$C70]" office:value-type="float" office:value="45.375738157895" calcext:value-type="float">
            <text:p>45.38</text:p>
          </table:table-cell>
          <table:table-cell table:style-name="ce30" table:formula="of:=[.$B$7]/[.$C70]" office:value-type="float" office:value="47.9057092105266" calcext:value-type="float">
            <text:p>47.91</text:p>
          </table:table-cell>
          <table:table-cell table:number-columns-repeated="1017"/>
        </table:table-row>
        <table:table-row table:style-name="ro1">
          <table:table-cell office:value-type="float" office:value="3.3125" calcext:value-type="float">
            <text:p>3.313</text:p>
          </table:table-cell>
          <table:table-cell table:formula="of:=([.$A71]-[.$B$4])/2" office:value-type="float" office:value="0.90821850393701" calcext:value-type="float">
            <text:p>0.9082</text:p>
          </table:table-cell>
          <table:table-cell table:style-name="ce16" table:formula="of:=([.$B$5]*[.$B$4])/(2*[.$B71])" office:value-type="float" office:value="2470.87510159847" calcext:value-type="float">
            <text:p>2,471</text:p>
          </table:table-cell>
          <table:table-cell table:style-name="ce21" table:formula="of:=(2*[.$B$6]*[.$B71])/[.$A71]" office:value-type="float" office:value="63671.5321646116" calcext:value-type="float">
            <text:p>63,672</text:p>
          </table:table-cell>
          <table:table-cell table:style-name="ce21" table:formula="of:=(2*[.$B$7]*[.$B71])/[.$A71]" office:value-type="float" office:value="67221.6040707177" calcext:value-type="float">
            <text:p>67,222</text:p>
          </table:table-cell>
          <table:table-cell table:style-name="ce26" table:formula="of:=[.$B$6]/[.$C71]" office:value-type="float" office:value="46.9926626096494" calcext:value-type="float">
            <text:p>46.99</text:p>
          </table:table-cell>
          <table:table-cell table:style-name="ce30" table:formula="of:=[.$B$7]/[.$C71]" office:value-type="float" office:value="49.6127869517546" calcext:value-type="float">
            <text:p>49.61</text:p>
          </table:table-cell>
          <table:table-cell table:number-columns-repeated="1017"/>
        </table:table-row>
        <table:table-row table:style-name="ro1">
          <table:table-cell office:value-type="float" office:value="3.375" calcext:value-type="float">
            <text:p>3.375</text:p>
          </table:table-cell>
          <table:table-cell table:formula="of:=([.$A72]-[.$B$4])/2" office:value-type="float" office:value="0.93946850393701" calcext:value-type="float">
            <text:p>0.9395</text:p>
          </table:table-cell>
          <table:table-cell table:style-name="ce16" table:formula="of:=([.$B$5]*[.$B$4])/(2*[.$B72])" office:value-type="float" office:value="2388.68517548453" calcext:value-type="float">
            <text:p>2,389</text:p>
          </table:table-cell>
          <table:table-cell table:style-name="ce21" table:formula="of:=(2*[.$B$6]*[.$B72])/[.$A72]" office:value-type="float" office:value="64642.6704578596" calcext:value-type="float">
            <text:p>64,643</text:p>
          </table:table-cell>
          <table:table-cell table:style-name="ce21" table:formula="of:=(2*[.$B$7]*[.$B72])/[.$A72]" office:value-type="float" office:value="68246.8891805193" calcext:value-type="float">
            <text:p>68,247</text:p>
          </table:table-cell>
          <table:table-cell table:style-name="ce26" table:formula="of:=[.$B$6]/[.$C72]" office:value-type="float" office:value="48.6095870614038" calcext:value-type="float">
            <text:p>48.61</text:p>
          </table:table-cell>
          <table:table-cell table:style-name="ce30" table:formula="of:=[.$B$7]/[.$C72]" office:value-type="float" office:value="51.3198646929827" calcext:value-type="float">
            <text:p>51.32</text:p>
          </table:table-cell>
          <table:table-cell table:number-columns-repeated="1017"/>
        </table:table-row>
        <table:table-row table:style-name="ro1">
          <table:table-cell office:value-type="float" office:value="3.4375" calcext:value-type="float">
            <text:p>3.438</text:p>
          </table:table-cell>
          <table:table-cell table:formula="of:=([.$A73]-[.$B$4])/2" office:value-type="float" office:value="0.97071850393701" calcext:value-type="float">
            <text:p>0.9707</text:p>
          </table:table-cell>
          <table:table-cell table:style-name="ce16" table:formula="of:=([.$B$5]*[.$B$4])/(2*[.$B73])" office:value-type="float" office:value="2311.78707224333" calcext:value-type="float">
            <text:p>2,312</text:p>
          </table:table-cell>
          <table:table-cell table:style-name="ce21" table:formula="of:=(2*[.$B$6]*[.$B73])/[.$A73]" office:value-type="float" office:value="65578.494631353" calcext:value-type="float">
            <text:p>65,578</text:p>
          </table:table-cell>
          <table:table-cell table:style-name="ce21" table:formula="of:=(2*[.$B$7]*[.$B73])/[.$A73]" office:value-type="float" office:value="69234.8911954189" calcext:value-type="float">
            <text:p>69,235</text:p>
          </table:table-cell>
          <table:table-cell table:style-name="ce26" table:formula="of:=[.$B$6]/[.$C73]" office:value-type="float" office:value="50.2265115131582" calcext:value-type="float">
            <text:p>50.23</text:p>
          </table:table-cell>
          <table:table-cell table:style-name="ce30" table:formula="of:=[.$B$7]/[.$C73]" office:value-type="float" office:value="53.0269424342108" calcext:value-type="float">
            <text:p>53.03</text:p>
          </table:table-cell>
          <table:table-cell table:number-columns-repeated="1017"/>
        </table:table-row>
        <table:table-row table:style-name="ro1">
          <table:table-cell office:value-type="float" office:value="3.5" calcext:value-type="float">
            <text:p>3.500</text:p>
          </table:table-cell>
          <table:table-cell table:formula="of:=([.$A74]-[.$B$4])/2" office:value-type="float" office:value="1.00196850393701" calcext:value-type="float">
            <text:p>1.0020</text:p>
          </table:table-cell>
          <table:table-cell table:style-name="ce16" table:formula="of:=([.$B$5]*[.$B$4])/(2*[.$B74])" office:value-type="float" office:value="2239.68565815323" calcext:value-type="float">
            <text:p>2,240</text:p>
          </table:table-cell>
          <table:table-cell table:style-name="ce21" table:formula="of:=(2*[.$B$6]*[.$B74])/[.$A74]" office:value-type="float" office:value="66480.896512936" calcext:value-type="float">
            <text:p>66,481</text:p>
          </table:table-cell>
          <table:table-cell table:style-name="ce21" table:formula="of:=(2*[.$B$7]*[.$B74])/[.$A74]" office:value-type="float" office:value="70187.6074240722" calcext:value-type="float">
            <text:p>70,188</text:p>
          </table:table-cell>
          <table:table-cell table:style-name="ce26" table:formula="of:=[.$B$6]/[.$C74]" office:value-type="float" office:value="51.8434359649126" calcext:value-type="float">
            <text:p>51.84</text:p>
          </table:table-cell>
          <table:table-cell table:style-name="ce30" table:formula="of:=[.$B$7]/[.$C74]" office:value-type="float" office:value="54.7340201754389" calcext:value-type="float">
            <text:p>54.73</text:p>
          </table:table-cell>
          <table:table-cell table:number-columns-repeated="1017"/>
        </table:table-row>
        <table:table-row table:style-name="ro1" table:number-rows-repeated="25">
          <table:table-cell table:style-name="Default" table:number-columns-repeated="2"/>
          <table:table-cell table:number-columns-repeated="1022"/>
        </table:table-row>
        <table:table-row table:style-name="ro1" table:number-rows-repeated="2">
          <table:table-cell table:style-name="Default"/>
          <table:table-cell table:style-name="ce13"/>
          <table:table-cell table:number-columns-repeated="1022"/>
        </table:table-row>
        <table:table-row table:style-name="ro1">
          <table:table-cell table:style-name="ce2"/>
          <table:table-cell table:style-name="ce13"/>
          <table:table-cell table:number-columns-repeated="1022"/>
        </table:table-row>
        <table:table-row table:style-name="ro1">
          <table:table-cell table:style-name="Default"/>
          <table:table-cell table:style-name="ce13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5">
          <table:table-cell/>
          <table:table-cell table:style-name="ce14"/>
          <table:table-cell table:style-name="ce20"/>
          <table:table-cell table:number-columns-repeated="3"/>
          <table:table-cell table:style-name="ce13"/>
          <table:table-cell table:number-columns-repeated="1017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13"/>
          <table:table-cell table:number-columns-repeated="1022"/>
        </table:table-row>
        <table:table-row table:style-name="ro1">
          <table:table-cell table:style-name="Default"/>
          <table:table-cell table:style-name="ce13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5">
          <table:table-cell/>
          <table:table-cell table:style-name="ce14"/>
          <table:table-cell table:style-name="ce20"/>
          <table:table-cell table:number-columns-repeated="3"/>
          <table:table-cell table:style-name="ce13"/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/>
          <table:table-cell table:style-name="ce14"/>
          <table:table-cell table:number-columns-repeated="1022"/>
        </table:table-row>
        <table:table-row table:style-name="ro1">
          <table:table-cell table:style-name="Default"/>
          <table:table-cell table:style-name="ce15"/>
          <table:table-cell table:number-columns-repeated="1022"/>
        </table:table-row>
        <table:table-row table:style-name="ro1">
          <table:table-cell table:style-name="ce2"/>
          <table:table-cell table:style-name="ce13"/>
          <table:table-cell table:number-columns-repeated="1022"/>
        </table:table-row>
        <table:table-row table:style-name="ro1">
          <table:table-cell table:style-name="Default"/>
          <table:table-cell table:style-name="ce13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4">
          <table:table-cell/>
          <table:table-cell table:style-name="ce14"/>
          <table:table-cell table:style-name="ce20" table:number-columns-repeated="2"/>
          <table:table-cell table:style-name="ce13" table:number-columns-repeated="3"/>
          <table:table-cell table:number-columns-repeated="1017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/>
          <table:table-cell table:style-name="ce14"/>
          <table:table-cell table:number-columns-repeated="1022"/>
        </table:table-row>
        <table:table-row table:style-name="ro1">
          <table:table-cell table:style-name="Default"/>
          <table:table-cell table:style-name="ce15"/>
          <table:table-cell table:number-columns-repeated="1022"/>
        </table:table-row>
        <table:table-row table:style-name="ro1">
          <table:table-cell table:style-name="ce2"/>
          <table:table-cell table:style-name="ce13"/>
          <table:table-cell table:number-columns-repeated="1022"/>
        </table:table-row>
        <table:table-row table:style-name="ro1">
          <table:table-cell table:style-name="Default"/>
          <table:table-cell table:style-name="ce13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4">
          <table:table-cell/>
          <table:table-cell table:style-name="ce14"/>
          <table:table-cell table:style-name="ce20" table:number-columns-repeated="2"/>
          <table:table-cell table:style-name="ce13" table:number-columns-repeated="3"/>
          <table:table-cell table:number-columns-repeated="1017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13"/>
          <table:table-cell table:number-columns-repeated="1022"/>
        </table:table-row>
        <table:table-row table:style-name="ro1">
          <table:table-cell table:style-name="Default"/>
          <table:table-cell table:style-name="ce13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2">
          <table:table-cell/>
          <table:table-cell table:style-name="ce14"/>
          <table:table-cell table:style-name="ce20" table:number-columns-repeated="2"/>
          <table:table-cell table:number-columns-repeated="1020"/>
        </table:table-row>
        <table:table-row table:style-name="ro1">
          <table:table-cell/>
          <table:table-cell table:style-name="ce14"/>
          <table:table-cell table:style-name="ce20" table:number-columns-repeated="2"/>
          <table:table-cell table:number-columns-repeated="1020"/>
        </table:table-row>
        <calcext:conditional-formats>
          <calcext:conditional-format calcext:target-range-address="Calculator.B35:Calculator.B74 Calculator.B21:Calculator.B33">
            <calcext:condition calcext:apply-style-name="DANGER" calcext:value="&lt;=0" calcext:base-cell-address="Calculator.B21"/>
          </calcext:conditional-format>
          <calcext:conditional-format calcext:target-range-address="Calculator.C35:Calculator.C74 Calculator.C21:Calculator.C33">
            <calcext:condition calcext:apply-style-name="DANGER" calcext:value="&gt;=[.$B$6]" calcext:base-cell-address="Calculator.C21"/>
            <calcext:condition calcext:apply-style-name="DANGER" calcext:value="&lt;=0" calcext:base-cell-address="Calculator.C21"/>
          </calcext:conditional-format>
          <calcext:conditional-format calcext:target-range-address="Calculator.F35:Calculator.F74 Calculator.F21:Calculator.F33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4" calcext:type="number"/>
            </calcext:data-bar>
          </calcext:conditional-format>
          <calcext:conditional-format calcext:target-range-address="Calculator.G35:Calculator.G74 Calculator.G21:Calculator.G33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4" calcext:type="number"/>
            </calcext:data-bar>
          </calcext:conditional-format>
          <calcext:conditional-format calcext:target-range-address="Calculator.D35:Calculator.D74 Calculator.E35:Calculator.E74 Calculator.D21:Calculator.E33">
            <calcext:condition calcext:apply-style-name="DANGER" calcext:value="&lt;=[.$B$5]" calcext:base-cell-address="Calculator.D21"/>
          </calcext:conditional-format>
          <calcext:conditional-format calcext:target-range-address="Calculator.B34:Calculator.B34">
            <calcext:condition calcext:apply-style-name="DANGER" calcext:value="&lt;=0" calcext:base-cell-address="Calculator.B34"/>
          </calcext:conditional-format>
          <calcext:conditional-format calcext:target-range-address="Calculator.C34:Calculator.C34">
            <calcext:condition calcext:apply-style-name="DANGER" calcext:value="&gt;=[.$B$6]" calcext:base-cell-address="Calculator.C34"/>
            <calcext:condition calcext:apply-style-name="DANGER" calcext:value="&lt;=0" calcext:base-cell-address="Calculator.C34"/>
          </calcext:conditional-format>
          <calcext:conditional-format calcext:target-range-address="Calculator.F34:Calculator.F34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4" calcext:type="number"/>
            </calcext:data-bar>
          </calcext:conditional-format>
          <calcext:conditional-format calcext:target-range-address="Calculator.G34:Calculator.G34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4" calcext:type="number"/>
            </calcext:data-bar>
          </calcext:conditional-format>
          <calcext:conditional-format calcext:target-range-address="Calculator.D34:Calculator.E34">
            <calcext:condition calcext:apply-style-name="DANGER" calcext:value="&lt;=[.$B$5]" calcext:base-cell-address="Calculator.D34"/>
          </calcext:conditional-format>
        </calcext:conditional-formats>
      </table:table>
      <table:table table:name="Cartridges" table:style-name="ta1"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aliber</text:p>
          </table:table-cell>
          <table:table-cell office:value-type="string" calcext:value-type="string">
            <text:p>Chamber Peak Pressure</text:p>
          </table:table-cell>
          <table:table-cell office:value-type="string" calcext:value-type="string">
            <text:p>Base Diameter</text:p>
          </table:table-cell>
        </table:table-row>
        <table:table-row table:style-name="ro1">
          <table:table-cell office:value-type="string" calcext:value-type="string">
            <text:p>.22LR</text:p>
          </table:table-cell>
          <table:table-cell office:value-type="float" office:value="24000" calcext:value-type="float">
            <text:p>24000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string" calcext:value-type="string">
            <text:p>.44 Magnum</text:p>
          </table:table-cell>
          <table:table-cell table:style-name="ce15" office:value-type="float" office:value="36000" calcext:value-type="float">
            <text:p>36000</text:p>
          </table:table-cell>
          <table:table-cell table:style-name="ce14" office:value-type="float" office:value="0.457" calcext:value-type="float">
            <text:p>0.4570</text:p>
          </table:table-cell>
        </table:table-row>
        <table:table-row table:style-name="ro1">
          <table:table-cell office:value-type="string" calcext:value-type="string">
            <text:p>12 Gauge</text:p>
          </table:table-cell>
          <table:table-cell table:style-name="ce15" office:value-type="float" office:value="13000" calcext:value-type="float">
            <text:p>13000</text:p>
          </table:table-cell>
          <table:table-cell table:style-name="ce14" office:value-type="float" office:value="0.813" calcext:value-type="float">
            <text:p>0.8130</text:p>
          </table:table-cell>
        </table:table-row>
        <table:table-row table:style-name="ro1">
          <table:table-cell office:value-type="string" calcext:value-type="string">
            <text:p>38mm</text:p>
          </table:table-cell>
          <table:table-cell office:value-type="float" office:value="3000" calcext:value-type="float">
            <text:p>3000</text:p>
          </table:table-cell>
          <table:table-cell table:style-name="ce35" table:formula="of:=38/25.4" office:value-type="float" office:value="1.49606299212598" calcext:value-type="float">
            <text:p>1.50</text:p>
          </table:table-cell>
        </table:table-row>
        <table:table-row table:style-name="ro1">
          <table:table-cell office:value-type="string" calcext:value-type="string">
            <text:p>9mm</text:p>
          </table:table-cell>
          <table:table-cell office:value-type="float" office:value="38500" calcext:value-type="float">
            <text:p>38500</text:p>
          </table:table-cell>
          <table:table-cell table:style-name="ce36" office:value-type="float" office:value="0.391" calcext:value-type="float">
            <text:p>0.391</text:p>
          </table:table-cell>
        </table:table-row>
        <table:table-row table:style-name="ro1">
          <table:table-cell office:value-type="string" calcext:value-type="string">
            <text:p>.380 Auto</text:p>
          </table:table-cell>
          <table:table-cell office:value-type="float" office:value="21500" calcext:value-type="float">
            <text:p>21500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table-cell office:value-type="string" calcext:value-type="string">
            <text:p>5.56x45</text:p>
          </table:table-cell>
          <table:table-cell office:value-type="float" office:value="62366" calcext:value-type="float">
            <text:p>62366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string" calcext:value-type="string">
            <text:p>7.62x51</text:p>
          </table:table-cell>
          <table:table-cell office:value-type="float" office:value="60191" calcext:value-type="float">
            <text:p>60191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7.62x39</text:p>
          </table:table-cell>
          <table:table-cell office:value-type="float" office:value="51490" calcext:value-type="float">
            <text:p>51490</text:p>
          </table:table-cell>
          <table:table-cell office:value-type="float" office:value="0.447" calcext:value-type="float">
            <text:p>0.447</text:p>
          </table:table-cell>
        </table:table-row>
      </table:table>
      <table:table table:name="Materials" table:style-name="ta1">
        <table:table-column table:style-name="co10" table:default-cell-style-name="Default"/>
        <table:table-column table:style-name="co8" table:number-columns-repeated="2" table:default-cell-style-name="ce13"/>
        <table:table-row table:style-name="ro1">
          <table:table-cell office:value-type="string" calcext:value-type="string">
            <text:p>Material</text:p>
          </table:table-cell>
          <table:table-cell table:style-name="Default" office:value-type="string" calcext:value-type="string">
            <text:p>Yield (psi)</text:p>
          </table:table-cell>
          <table:table-cell table:style-name="Default" office:value-type="string" calcext:value-type="string">
            <text:p>UTS (psi)</text:p>
          </table:table-cell>
        </table:table-row>
        <table:table-row table:style-name="ro1">
          <table:table-cell office:value-type="string" calcext:value-type="string">
            <text:p>4130 (Min)</text:p>
          </table:table-cell>
          <table:table-cell table:style-name="ce20" office:value-type="float" office:value="63100" calcext:value-type="float">
            <text:p>63,100</text:p>
          </table:table-cell>
          <table:table-cell table:style-name="ce20" office:value-type="float" office:value="97200" calcext:value-type="float">
            <text:p>97,200</text:p>
          </table:table-cell>
        </table:table-row>
        <table:table-row table:style-name="ro1">
          <table:table-cell office:value-type="string" calcext:value-type="string">
            <text:p>4130 (Normalized)</text:p>
          </table:table-cell>
          <table:table-cell table:style-name="ce20" office:value-type="float" office:value="116113" calcext:value-type="float">
            <text:p>116,113</text:p>
          </table:table-cell>
          <table:table-cell table:style-name="ce20" office:value-type="float" office:value="122587" calcext:value-type="float">
            <text:p>122,587</text:p>
          </table:table-cell>
        </table:table-row>
        <table:table-row table:style-name="ro1">
          <table:table-cell office:value-type="string" calcext:value-type="string">
            <text:p>4140 (Normalized)</text:p>
          </table:table-cell>
          <table:table-cell table:style-name="ce20" office:value-type="float" office:value="95000" calcext:value-type="float">
            <text:p>95,000</text:p>
          </table:table-cell>
          <table:table-cell table:style-name="ce20" office:value-type="float" office:value="148000" calcext:value-type="float">
            <text:p>148,000</text:p>
          </table:table-cell>
        </table:table-row>
        <table:table-row table:style-name="ro1">
          <table:table-cell office:value-type="string" calcext:value-type="string">
            <text:p>A513 DOM</text:p>
          </table:table-cell>
          <table:table-cell table:style-name="ce20" office:value-type="float" office:value="72000" calcext:value-type="float">
            <text:p>72,000</text:p>
          </table:table-cell>
          <table:table-cell table:style-name="ce20" office:value-type="float" office:value="87000" calcext:value-type="float">
            <text:p>87,000</text:p>
          </table:table-cell>
        </table:table-row>
        <table:table-row table:style-name="ro1">
          <table:table-cell office:value-type="string" calcext:value-type="string">
            <text:p>A53 ERW Pipe</text:p>
          </table:table-cell>
          <table:table-cell table:style-name="ce20" office:value-type="float" office:value="30000" calcext:value-type="float">
            <text:p>30,000</text:p>
          </table:table-cell>
          <table:table-cell table:style-name="ce20" office:value-type="float" office:value="48000" calcext:value-type="float">
            <text:p>48,000</text:p>
          </table:table-cell>
        </table:table-row>
        <table:table-row table:style-name="ro1">
          <table:table-cell office:value-type="string" calcext:value-type="string">
            <text:p>Grade 8 Bolt</text:p>
          </table:table-cell>
          <table:table-cell table:style-name="ce20" office:value-type="float" office:value="130000" calcext:value-type="float">
            <text:p>130,000</text:p>
          </table:table-cell>
          <table:table-cell table:style-name="ce20" office:value-type="float" office:value="150000" calcext:value-type="float">
            <text:p>150,000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532" calcext:value-type="float">
            <text:p>5,532</text:p>
          </table:table-cell>
        </table:table-row>
        <table:table-row table:style-name="ro1">
          <table:table-cell office:value-type="string" calcext:value-type="string">
            <text:p>PLA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9531" calcext:value-type="float">
            <text:p>9,531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Materials" table:target-range-address="Materials.A3:Materials.A6" table:on-update-keep-styles="true" table:on-update-keep-size="false" table:orientation="column"/>
        <table:database-range table:name="__Anonymous_Sheet_DB__1" table:target-range-address="Cartridges.A2:Cartridges.C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Materials.A2:Materials.C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NGER" style:family="table-cell" style:parent-style-name="Default">
      <style:table-cell-properties fo:background-color="#ff0000"/>
    </style:style>
    <style:style style:name="Safe" style:family="table-cell" style:parent-style-name="Default">
      <style:table-cell-properties fo:background-color="#66ff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18:37:00.019308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6:44:47.022088028</meta:creation-date>
    <meta:editing-cycles>1</meta:editing-cycles>
    <meta:editing-duration>P0D</meta:editing-duration>
    <dc:title>Chamber Pressure/Wall</dc:title>
    <meta:generator>LibreOffice/5.2.2.2$Linux_X86_64 LibreOffice_project/20m0$Build-2</meta:generator>
    <meta:document-statistic meta:table-count="3" meta:cell-count="471" meta:object-count="0"/>
  </office:meta>
</office:document-meta>
</file>